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2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0135800" table:style-name="ce7">
            <text:p>10.135.800</text:p>
          </table:table-cell>
          <table:table-cell office:value-type="float" office:value="2019500" table:style-name="ce7">
            <text:p>2.0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4026000" table:style-name="ce9">
            <text:p>14.026.000</text:p>
          </table:table-cell>
          <table:table-cell office:value-type="float" office:value="13713831" table:style-name="ce9">
            <text:p>13.713.831</text:p>
          </table:table-cell>
          <table:table-cell office:value-type="percentage" office:value="0.9777435476971339" table:style-name="ce10">
            <text:p>97,8%</text:p>
          </table:table-cell>
          <table:table-cell office:value-type="float" office:value="6885527" table:style-name="ce8">
            <text:p>6.885.527</text:p>
          </table:table-cell>
          <table:table-cell office:value-type="float" office:value="6782104" table:style-name="ce8">
            <text:p>6.782.104</text:p>
          </table:table-cell>
          <table:table-cell office:value-type="float" office:value="804204" table:style-name="ce8">
            <text:p>804.204</text:p>
          </table:table-cell>
          <table:table-cell office:value-type="date" office:date-value="2021-11-27T00:00:00" table:style-name="ce11">
            <text:p>27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575141" table:style-name="ce7">
            <text:p>1.575.141</text:p>
          </table:table-cell>
          <table:table-cell office:value-type="float" office:value="293490" table:style-name="ce7">
            <text:p>293.490</text:p>
          </table:table-cell>
          <table:table-cell office:value-type="float" office:value="255200" table:style-name="ce7">
            <text:p>255.200</text:p>
          </table:table-cell>
          <table:table-cell office:value-type="float" office:value="63565" table:style-name="ce13">
            <text:p>63.565</text:p>
          </table:table-cell>
          <table:table-cell office:value-type="float" office:value="2187396" table:style-name="ce14">
            <text:p>2.187.396</text:p>
          </table:table-cell>
          <table:table-cell office:value-type="float" office:value="2144459" table:style-name="ce14">
            <text:p>2.144.459</text:p>
          </table:table-cell>
          <table:table-cell office:value-type="percentage" office:value="0.98037072391098823" table:style-name="ce15">
            <text:p>98,0%</text:p>
          </table:table-cell>
          <table:table-cell office:value-type="float" office:value="1071116" table:style-name="ce13">
            <text:p>1.071.116</text:p>
          </table:table-cell>
          <table:table-cell office:value-type="float" office:value="1052958" table:style-name="ce13">
            <text:p>1.052.958</text:p>
          </table:table-cell>
          <table:table-cell office:value-type="float" office:value="148246" table:style-name="ce13">
            <text:p>148.246</text:p>
          </table:table-cell>
          <table:table-cell office:value-type="date" office:date-value="2021-11-26T00:00:00" table:style-name="ce16">
            <text:p>26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430645" table:style-name="ce7">
            <text:p>1.430.645</text:p>
          </table:table-cell>
          <table:table-cell office:value-type="float" office:value="191040" table:style-name="ce7">
            <text:p>191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1885585" table:style-name="ce14">
            <text:p>1.885.585</text:p>
          </table:table-cell>
          <table:table-cell office:value-type="float" office:value="1826169" table:style-name="ce14">
            <text:p>1.826.169</text:p>
          </table:table-cell>
          <table:table-cell office:value-type="percentage" office:value="0.96848935476258036" table:style-name="ce15">
            <text:p>96,8%</text:p>
          </table:table-cell>
          <table:table-cell office:value-type="float" office:value="874667" table:style-name="ce13">
            <text:p>874.667</text:p>
          </table:table-cell>
          <table:table-cell office:value-type="float" office:value="866958" table:style-name="ce13">
            <text:p>866.958</text:p>
          </table:table-cell>
          <table:table-cell office:value-type="float" office:value="159287" table:style-name="ce13">
            <text:p>159.287</text:p>
          </table:table-cell>
          <table:table-cell office:value-type="date" office:date-value="2021-11-28T00:00:00" table:style-name="ce16">
            <text:p>28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950" table:style-name="ce7">
            <text:p>1.318.950</text:p>
          </table:table-cell>
          <table:table-cell office:value-type="float" office:value="305100" table:style-name="ce7">
            <text:p>305.100</text:p>
          </table:table-cell>
          <table:table-cell office:value-type="float" office:value="227400" table:style-name="ce7">
            <text:p>227.400</text:p>
          </table:table-cell>
          <table:table-cell office:value-type="float" office:value="57600" table:style-name="ce13">
            <text:p>57.600</text:p>
          </table:table-cell>
          <table:table-cell office:value-type="float" office:value="1909050" table:style-name="ce14">
            <text:p>1.909.050</text:p>
          </table:table-cell>
          <table:table-cell office:value-type="float" office:value="1721463" table:style-name="ce14">
            <text:p>1.721.463</text:p>
          </table:table-cell>
          <table:table-cell office:value-type="percentage" office:value="0.9017380372436552" table:style-name="ce15">
            <text:p>90,2%</text:p>
          </table:table-cell>
          <table:table-cell office:value-type="float" office:value="867240" table:style-name="ce13">
            <text:p>867.240</text:p>
          </table:table-cell>
          <table:table-cell office:value-type="float" office:value="850069" table:style-name="ce13">
            <text:p>850.069</text:p>
          </table:table-cell>
          <table:table-cell office:value-type="float" office:value="100974" table:style-name="ce13">
            <text:p>100.974</text:p>
          </table:table-cell>
          <table:table-cell office:value-type="date" office:date-value="2021-11-27T00:00:00" table:style-name="ce16">
            <text:p>27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403150" table:style-name="ce7">
            <text:p>2.403.150</text:p>
          </table:table-cell>
          <table:table-cell office:value-type="float" office:value="574700" table:style-name="ce7">
            <text:p>57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567300" table:style-name="ce14">
            <text:p>3.567.300</text:p>
          </table:table-cell>
          <table:table-cell office:value-type="float" office:value="3292657" table:style-name="ce14">
            <text:p>3.292.657</text:p>
          </table:table-cell>
          <table:table-cell office:value-type="percentage" office:value="0.92301096067053512" table:style-name="ce15">
            <text:p>92,3%</text:p>
          </table:table-cell>
          <table:table-cell office:value-type="float" office:value="1689996" table:style-name="ce13">
            <text:p>1.689.996</text:p>
          </table:table-cell>
          <table:table-cell office:value-type="float" office:value="1649241" table:style-name="ce13">
            <text:p>1.649.241</text:p>
          </table:table-cell>
          <table:table-cell office:value-type="float" office:value="127804" table:style-name="ce13">
            <text:p>127.804</text:p>
          </table:table-cell>
          <table:table-cell office:value-type="date" office:date-value="2021-11-28T00:00:00" table:style-name="ce16">
            <text:p>28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823245" table:style-name="ce7">
            <text:p>823.245</text:p>
          </table:table-cell>
          <table:table-cell office:value-type="float" office:value="114900" table:style-name="ce7">
            <text:p>114.9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1085545" table:style-name="ce14">
            <text:p>1.085.545</text:p>
          </table:table-cell>
          <table:table-cell office:value-type="float" office:value="991064" table:style-name="ce14">
            <text:p>991.064</text:p>
          </table:table-cell>
          <table:table-cell office:value-type="percentage" office:value="0.91296445564209683" table:style-name="ce15">
            <text:p>91,3%</text:p>
          </table:table-cell>
          <table:table-cell office:value-type="float" office:value="484797" table:style-name="ce13">
            <text:p>484.797</text:p>
          </table:table-cell>
          <table:table-cell office:value-type="float" office:value="479435" table:style-name="ce13">
            <text:p>479.435</text:p>
          </table:table-cell>
          <table:table-cell office:value-type="float" office:value="70804" table:style-name="ce13">
            <text:p>70.804</text:p>
          </table:table-cell>
          <table:table-cell office:value-type="date" office:date-value="2021-11-28T00:00:00" table:style-name="ce16">
            <text:p>28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867735" table:style-name="ce7">
            <text:p>3.867.735</text:p>
          </table:table-cell>
          <table:table-cell office:value-type="float" office:value="410000" table:style-name="ce7">
            <text:p>410.000</text:p>
          </table:table-cell>
          <table:table-cell office:value-type="float" office:value="466170" table:style-name="ce7">
            <text:p>466.170</text:p>
          </table:table-cell>
          <table:table-cell office:value-type="float" office:value="99375" table:style-name="ce13">
            <text:p>99.375</text:p>
          </table:table-cell>
          <table:table-cell office:value-type="float" office:value="4843280" table:style-name="ce14">
            <text:p>4.843.280</text:p>
          </table:table-cell>
          <table:table-cell office:value-type="float" office:value="4093117" table:style-name="ce14">
            <text:p>4.093.117</text:p>
          </table:table-cell>
          <table:table-cell office:value-type="percentage" office:value="0.84511260963644474" table:style-name="ce15">
            <text:p>84,5%</text:p>
          </table:table-cell>
          <table:table-cell office:value-type="float" office:value="2012290" table:style-name="ce13">
            <text:p>2.012.290</text:p>
          </table:table-cell>
          <table:table-cell office:value-type="float" office:value="1976086" table:style-name="ce13">
            <text:p>1.976.086</text:p>
          </table:table-cell>
          <table:table-cell office:value-type="float" office:value="339434" table:style-name="ce13">
            <text:p>339.434</text:p>
          </table:table-cell>
          <table:table-cell office:value-type="date" office:date-value="2021-11-28T00:00:00" table:style-name="ce16">
            <text:p>28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461545" table:style-name="ce7">
            <text:p>2.461.545</text:p>
          </table:table-cell>
          <table:table-cell office:value-type="float" office:value="446270" table:style-name="ce7">
            <text:p>446.270</text:p>
          </table:table-cell>
          <table:table-cell office:value-type="float" office:value="382100" table:style-name="ce7">
            <text:p>382.100</text:p>
          </table:table-cell>
          <table:table-cell office:value-type="float" office:value="93735" table:style-name="ce13">
            <text:p>93.735</text:p>
          </table:table-cell>
          <table:table-cell office:value-type="float" office:value="3383650" table:style-name="ce14">
            <text:p>3.383.650</text:p>
          </table:table-cell>
          <table:table-cell office:value-type="float" office:value="3257796" table:style-name="ce14">
            <text:p>3.257.796</text:p>
          </table:table-cell>
          <table:table-cell office:value-type="percentage" office:value="0.96280525468059641" table:style-name="ce15">
            <text:p>96,3%</text:p>
          </table:table-cell>
          <table:table-cell office:value-type="float" office:value="1629911" table:style-name="ce13">
            <text:p>1.629.911</text:p>
          </table:table-cell>
          <table:table-cell office:value-type="float" office:value="1569923" table:style-name="ce13">
            <text:p>1.569.923</text:p>
          </table:table-cell>
          <table:table-cell office:value-type="float" office:value="230319" table:style-name="ce13">
            <text:p>230.319</text:p>
          </table:table-cell>
          <table:table-cell office:value-type="date" office:date-value="2021-11-28T00:00:00" table:style-name="ce16">
            <text:p>28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469080" table:style-name="ce7">
            <text:p>8.469.080</text:p>
          </table:table-cell>
          <table:table-cell office:value-type="float" office:value="1604900" table:style-name="ce7">
            <text:p>1.60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1964030" table:style-name="ce14">
            <text:p>11.964.030</text:p>
          </table:table-cell>
          <table:table-cell office:value-type="float" office:value="11803806" table:style-name="ce14">
            <text:p>11.803.806</text:p>
          </table:table-cell>
          <table:table-cell office:value-type="percentage" office:value="0.98660785705151188" table:style-name="ce15">
            <text:p>98,7%</text:p>
          </table:table-cell>
          <table:table-cell office:value-type="float" office:value="6035266" table:style-name="ce13">
            <text:p>6.035.266</text:p>
          </table:table-cell>
          <table:table-cell office:value-type="float" office:value="5906231" table:style-name="ce13">
            <text:p>5.906.231</text:p>
          </table:table-cell>
          <table:table-cell office:value-type="float" office:value="595225" table:style-name="ce13">
            <text:p>595.225</text:p>
          </table:table-cell>
          <table:table-cell office:value-type="date" office:date-value="2021-11-25T00:00:00" table:style-name="ce16">
            <text:p>2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197680" table:style-name="ce7">
            <text:p>6.197.680</text:p>
          </table:table-cell>
          <table:table-cell office:value-type="float" office:value="1213650" table:style-name="ce7">
            <text:p>1.21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8488355" table:style-name="ce14">
            <text:p>8.488.355</text:p>
          </table:table-cell>
          <table:table-cell office:value-type="float" office:value="8168371" table:style-name="ce14">
            <text:p>8.168.371</text:p>
          </table:table-cell>
          <table:table-cell office:value-type="percentage" office:value="0.96230317888448347" table:style-name="ce15">
            <text:p>96,2%</text:p>
          </table:table-cell>
          <table:table-cell office:value-type="float" office:value="4093220" table:style-name="ce13">
            <text:p>4.093.220</text:p>
          </table:table-cell>
          <table:table-cell office:value-type="float" office:value="4029904" table:style-name="ce13">
            <text:p>4.029.904</text:p>
          </table:table-cell>
          <table:table-cell office:value-type="float" office:value="506266" table:style-name="ce13">
            <text:p>506.266</text:p>
          </table:table-cell>
          <table:table-cell office:value-type="date" office:date-value="2021-11-25T00:00:00" table:style-name="ce16">
            <text:p>2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377755" table:style-name="ce7">
            <text:p>1.377.755</text:p>
          </table:table-cell>
          <table:table-cell office:value-type="float" office:value="217410" table:style-name="ce7">
            <text:p>217.410</text:p>
          </table:table-cell>
          <table:table-cell office:value-type="float" office:value="185700" table:style-name="ce7">
            <text:p>185.700</text:p>
          </table:table-cell>
          <table:table-cell office:value-type="float" office:value="50980" table:style-name="ce13">
            <text:p>50.980</text:p>
          </table:table-cell>
          <table:table-cell office:value-type="float" office:value="1831845" table:style-name="ce14">
            <text:p>1.831.845</text:p>
          </table:table-cell>
          <table:table-cell office:value-type="float" office:value="1856742" table:style-name="ce14">
            <text:p>1.856.742</text:p>
          </table:table-cell>
          <table:table-cell office:value-type="percentage" office:value="1.0135912154139679" table:style-name="ce15">
            <text:p>101,4%</text:p>
          </table:table-cell>
          <table:table-cell office:value-type="float" office:value="900957" table:style-name="ce13">
            <text:p>900.957</text:p>
          </table:table-cell>
          <table:table-cell office:value-type="float" office:value="887416" table:style-name="ce13">
            <text:p>887.416</text:p>
          </table:table-cell>
          <table:table-cell office:value-type="float" office:value="160141" table:style-name="ce13">
            <text:p>160.141</text:p>
          </table:table-cell>
          <table:table-cell office:value-type="date" office:date-value="2021-11-27T00:00:00" table:style-name="ce16">
            <text:p>27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874579" table:style-name="ce7">
            <text:p>3.874.579</text:p>
          </table:table-cell>
          <table:table-cell office:value-type="float" office:value="537400" table:style-name="ce7">
            <text:p>537.4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5108079" table:style-name="ce14">
            <text:p>5.108.079</text:p>
          </table:table-cell>
          <table:table-cell office:value-type="float" office:value="4769277" table:style-name="ce14">
            <text:p>4.769.277</text:p>
          </table:table-cell>
          <table:table-cell office:value-type="percentage" office:value="0.93367330458279918" table:style-name="ce15">
            <text:p>93,4%</text:p>
          </table:table-cell>
          <table:table-cell office:value-type="float" office:value="2316390" table:style-name="ce13">
            <text:p>2.316.390</text:p>
          </table:table-cell>
          <table:table-cell office:value-type="float" office:value="2295934" table:style-name="ce13">
            <text:p>2.295.934</text:p>
          </table:table-cell>
          <table:table-cell office:value-type="float" office:value="368402" table:style-name="ce13">
            <text:p>368.402</text:p>
          </table:table-cell>
          <table:table-cell office:value-type="date" office:date-value="2021-11-28T00:00:00" table:style-name="ce16">
            <text:p>28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21265" table:style-name="ce7">
            <text:p>421.265</text:p>
          </table:table-cell>
          <table:table-cell office:value-type="float" office:value="67600" table:style-name="ce7">
            <text:p>67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557305" table:style-name="ce14">
            <text:p>557.305</text:p>
          </table:table-cell>
          <table:table-cell office:value-type="float" office:value="527787" table:style-name="ce14">
            <text:p>527.787</text:p>
          </table:table-cell>
          <table:table-cell office:value-type="percentage" office:value="0.94703438870995238" table:style-name="ce15">
            <text:p>94,7%</text:p>
          </table:table-cell>
          <table:table-cell office:value-type="float" office:value="261633" table:style-name="ce13">
            <text:p>261.633</text:p>
          </table:table-cell>
          <table:table-cell office:value-type="float" office:value="256916" table:style-name="ce13">
            <text:p>256.916</text:p>
          </table:table-cell>
          <table:table-cell office:value-type="float" office:value="45001" table:style-name="ce13">
            <text:p>45.001</text:p>
          </table:table-cell>
          <table:table-cell office:value-type="date" office:date-value="2021-11-26T00:00:00" table:style-name="ce16">
            <text:p>26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7637685" table:style-name="ce7">
            <text:p>7.637.685</text:p>
          </table:table-cell>
          <table:table-cell office:value-type="float" office:value="1645800" table:style-name="ce7">
            <text:p>1.645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0827035" table:style-name="ce14">
            <text:p>10.827.035</text:p>
          </table:table-cell>
          <table:table-cell office:value-type="float" office:value="10450089" table:style-name="ce14">
            <text:p>10.450.089</text:p>
          </table:table-cell>
          <table:table-cell office:value-type="percentage" office:value="0.96518474356091022" table:style-name="ce15">
            <text:p>96,5%</text:p>
          </table:table-cell>
          <table:table-cell office:value-type="float" office:value="5399273" table:style-name="ce13">
            <text:p>5.399.273</text:p>
          </table:table-cell>
          <table:table-cell office:value-type="float" office:value="5283634" table:style-name="ce13">
            <text:p>5.283.634</text:p>
          </table:table-cell>
          <table:table-cell office:value-type="float" office:value="494161" table:style-name="ce13">
            <text:p>494.161</text:p>
          </table:table-cell>
          <table:table-cell office:value-type="date" office:date-value="2021-11-28T00:00:00" table:style-name="ce16">
            <text:p>28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498000" table:style-name="ce7">
            <text:p>49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507175" table:style-name="ce14">
            <text:p>2.507.175</text:p>
          </table:table-cell>
          <table:table-cell office:value-type="float" office:value="2382043" table:style-name="ce14">
            <text:p>2.382.043</text:p>
          </table:table-cell>
          <table:table-cell office:value-type="percentage" office:value="0.95009044043594881" table:style-name="ce15">
            <text:p>95,0%</text:p>
          </table:table-cell>
          <table:table-cell office:value-type="float" office:value="1199815" table:style-name="ce13">
            <text:p>1.199.815</text:p>
          </table:table-cell>
          <table:table-cell office:value-type="float" office:value="1171681" table:style-name="ce13">
            <text:p>1.171.681</text:p>
          </table:table-cell>
          <table:table-cell office:value-type="float" office:value="140477" table:style-name="ce13">
            <text:p>140.477</text:p>
          </table:table-cell>
          <table:table-cell office:value-type="date" office:date-value="2021-11-25T00:00:00" table:style-name="ce16">
            <text:p>2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762405" table:style-name="ce7">
            <text:p>762.405</text:p>
          </table:table-cell>
          <table:table-cell office:value-type="float" office:value="151500" table:style-name="ce7">
            <text:p>151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074255" table:style-name="ce14">
            <text:p>1.074.255</text:p>
          </table:table-cell>
          <table:table-cell office:value-type="float" office:value="1069699" table:style-name="ce14">
            <text:p>1.069.699</text:p>
          </table:table-cell>
          <table:table-cell office:value-type="percentage" office:value="0.99575892129894672" table:style-name="ce15">
            <text:p>99,6%</text:p>
          </table:table-cell>
          <table:table-cell office:value-type="float" office:value="530826" table:style-name="ce13">
            <text:p>530.826</text:p>
          </table:table-cell>
          <table:table-cell office:value-type="float" office:value="524112" table:style-name="ce13">
            <text:p>524.112</text:p>
          </table:table-cell>
          <table:table-cell office:value-type="float" office:value="84468" table:style-name="ce13">
            <text:p>84.468</text:p>
          </table:table-cell>
          <table:table-cell office:value-type="date" office:date-value="2021-11-25T00:00:00" table:style-name="ce16">
            <text:p>2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748150" table:style-name="ce7">
            <text:p>2.748.150</text:p>
          </table:table-cell>
          <table:table-cell office:value-type="float" office:value="526100" table:style-name="ce7">
            <text:p>526.1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3819750" table:style-name="ce14">
            <text:p>3.819.750</text:p>
          </table:table-cell>
          <table:table-cell office:value-type="float" office:value="3641513" table:style-name="ce14">
            <text:p>3.641.513</text:p>
          </table:table-cell>
          <table:table-cell office:value-type="percentage" office:value="0.95333804568361802" table:style-name="ce15">
            <text:p>95,3%</text:p>
          </table:table-cell>
          <table:table-cell office:value-type="float" office:value="1824054" table:style-name="ce13">
            <text:p>1.824.054</text:p>
          </table:table-cell>
          <table:table-cell office:value-type="float" office:value="1792626" table:style-name="ce13">
            <text:p>1.792.626</text:p>
          </table:table-cell>
          <table:table-cell office:value-type="float" office:value="265444" table:style-name="ce13">
            <text:p>265.444</text:p>
          </table:table-cell>
          <table:table-cell office:value-type="date" office:date-value="2021-11-28T00:00:00" table:style-name="ce16">
            <text:p>28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7920" table:style-name="ce7">
            <text:p>97.920</text:p>
          </table:table-cell>
          <table:table-cell office:value-type="float" office:value="22270" table:style-name="ce7">
            <text:p>22.27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42225" table:style-name="ce14">
            <text:p>142.225</text:p>
          </table:table-cell>
          <table:table-cell office:value-type="float" office:value="121284" table:style-name="ce14">
            <text:p>121.284</text:p>
          </table:table-cell>
          <table:table-cell office:value-type="percentage" office:value="0.85276146950254883" table:style-name="ce15">
            <text:p>85,3%</text:p>
          </table:table-cell>
          <table:table-cell office:value-type="float" office:value="63224" table:style-name="ce13">
            <text:p>63.224</text:p>
          </table:table-cell>
          <table:table-cell office:value-type="float" office:value="60633" table:style-name="ce13">
            <text:p>60.633</text:p>
          </table:table-cell>
          <table:table-cell office:value-type="float" office:value="5588" table:style-name="ce13">
            <text:p>5.588</text:p>
          </table:table-cell>
          <table:table-cell office:value-type="date" office:date-value="2021-11-26T00:00:00" table:style-name="ce16">
            <text:p>26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1100" table:style-name="ce14">
            <text:p>141.100</text:p>
          </table:table-cell>
          <table:table-cell office:value-type="float" office:value="107034" table:style-name="ce14">
            <text:p>107.034</text:p>
          </table:table-cell>
          <table:table-cell office:value-type="percentage" office:value="0.75856839121190645" table:style-name="ce15">
            <text:p>75,9%</text:p>
          </table:table-cell>
          <table:table-cell office:value-type="float" office:value="58486" table:style-name="ce13">
            <text:p>58.486</text:p>
          </table:table-cell>
          <table:table-cell office:value-type="float" office:value="56069" table:style-name="ce13">
            <text:p>56.069</text:p>
          </table:table-cell>
          <table:table-cell office:value-type="float" office:value="3135" table:style-name="ce13">
            <text:p>3.135</text:p>
          </table:table-cell>
          <table:table-cell office:value-type="date" office:date-value="2021-11-26T00:00:00" table:style-name="ce17">
            <text:p>26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177701" table:style-name="ce14">
            <text:p>177.701</text:p>
          </table:table-cell>
          <table:table-cell office:value-type="percentage" office:value="0.83727230750384007" table:style-name="ce15">
            <text:p>83,7%</text:p>
          </table:table-cell>
          <table:table-cell office:value-type="float" office:value="95236" table:style-name="ce13">
            <text:p>95.236</text:p>
          </table:table-cell>
          <table:table-cell office:value-type="float" office:value="89082" table:style-name="ce13">
            <text:p>89.082</text:p>
          </table:table-cell>
          <table:table-cell office:value-type="float" office:value="138" table:style-name="ce13">
            <text:p>138</text:p>
          </table:table-cell>
          <table:table-cell office:value-type="date" office:date-value="2021-11-26T00:00:00" table:style-name="ce17">
            <text:p>26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5540" table:style-name="ce7">
            <text:p>5.540</text:p>
          </table:table-cell>
          <table:table-cell office:value-type="float" office:value="0" table:style-name="ce7">
            <text:p>0</text:p>
          </table:table-cell>
          <table:table-cell office:value-type="float" office:value="4375" table:style-name="ce13">
            <text:p>4.375</text:p>
          </table:table-cell>
          <table:table-cell office:value-type="float" office:value="9915" table:style-name="ce14">
            <text:p>9.915</text:p>
          </table:table-cell>
          <table:table-cell office:value-type="float" office:value="7651" table:style-name="ce14">
            <text:p>7.651</text:p>
          </table:table-cell>
          <table:table-cell office:value-type="percentage" office:value="0.77165910237014623" table:style-name="ce15">
            <text:p>77,2%</text:p>
          </table:table-cell>
          <table:table-cell office:value-type="float" office:value="5834" table:style-name="ce13">
            <text:p>5.834</text:p>
          </table:table-cell>
          <table:table-cell office:value-type="float" office:value="5570" table:style-name="ce13">
            <text:p>5.570</text:p>
          </table:table-cell>
          <table:table-cell office:value-type="float" office:value="5" table:style-name="ce13">
            <text:p>5</text:p>
          </table:table-cell>
          <table:table-cell office:value-type="date" office:date-value="2021-11-25T00:00:00" table:style-name="ce17">
            <text:p>2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7435483" table:style-name="ce19">
            <text:p>57.435.483</text:p>
          </table:table-cell>
          <table:table-cell office:value-type="float" office:value="10926970" table:style-name="ce20">
            <text:p>10.926.970</text:p>
          </table:table-cell>
          <table:table-cell office:value-type="float" office:value="9053420" table:style-name="ce21">
            <text:p>9.053.420</text:p>
          </table:table-cell>
          <table:table-cell office:value-type="float" office:value="2155240" table:style-name="ce22">
            <text:p>2.155.240</text:p>
          </table:table-cell>
          <table:table-cell office:value-type="float" office:value="79571113" table:style-name="ce23">
            <text:p>79.571.113</text:p>
          </table:table-cell>
          <table:table-cell office:value-type="float" office:value="76123553" table:style-name="ce23">
            <text:p>76.123.553</text:p>
          </table:table-cell>
          <table:table-cell office:value-type="percentage" office:value="0.95667322134855648" table:style-name="ce24">
            <text:p>95,7%</text:p>
          </table:table-cell>
          <table:table-cell office:value-type="float" office:value="38299758" table:style-name="ce23">
            <text:p>38.299.758</text:p>
          </table:table-cell>
          <table:table-cell office:value-type="float" office:value="37586582" table:style-name="ce23">
            <text:p>37.586.582</text:p>
          </table:table-cell>
          <table:table-cell office:value-type="float" office:value="4649523" table:style-name="ce23">
            <text:p>4.649.523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885527" table:style-name="ce31">
            <text:p>6.885.527</text:p>
          </table:table-cell>
          <table:table-cell office:value-type="percentage" office:value="0.92398686254315132" table:style-name="ce32">
            <text:p>92,4%</text:p>
          </table:table-cell>
          <table:table-cell office:value-type="float" office:value="6782104" table:style-name="ce31">
            <text:p>6.782.104</text:p>
          </table:table-cell>
          <table:table-cell office:value-type="percentage" office:value="0.91010825989083433" table:style-name="ce32">
            <text:p>91,0%</text:p>
          </table:table-cell>
          <table:table-cell office:value-type="date" office:date-value="2021-11-27T00:00:00" table:style-name="ce33">
            <text:p>27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71116" table:style-name="ce31">
            <text:p>1.071.116</text:p>
          </table:table-cell>
          <table:table-cell office:value-type="percentage" office:value="0.90379315756699241" table:style-name="ce32">
            <text:p>90,4%</text:p>
          </table:table-cell>
          <table:table-cell office:value-type="float" office:value="1052958" table:style-name="ce31">
            <text:p>1.052.958</text:p>
          </table:table-cell>
          <table:table-cell office:value-type="percentage" office:value="0.8884716833708256" table:style-name="ce32">
            <text:p>88,8%</text:p>
          </table:table-cell>
          <table:table-cell office:value-type="date" office:date-value="2021-11-26T00:00:00" table:style-name="ce33">
            <text:p>26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4667" table:style-name="ce31">
            <text:p>874.667</text:p>
          </table:table-cell>
          <table:table-cell office:value-type="percentage" office:value="0.93654750317744317" table:style-name="ce32">
            <text:p>93,7%</text:p>
          </table:table-cell>
          <table:table-cell office:value-type="float" office:value="866958" table:style-name="ce31">
            <text:p>866.958</text:p>
          </table:table-cell>
          <table:table-cell office:value-type="percentage" office:value="0.92829311070351328" table:style-name="ce32">
            <text:p>92,8%</text:p>
          </table:table-cell>
          <table:table-cell office:value-type="date" office:date-value="2021-11-28T00:00:00" table:style-name="ce33">
            <text:p>28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67240" table:style-name="ce31">
            <text:p>867.240</text:p>
          </table:table-cell>
          <table:table-cell office:value-type="percentage" office:value="0.8380207311664204" table:style-name="ce32">
            <text:p>83,8%</text:p>
          </table:table-cell>
          <table:table-cell office:value-type="float" office:value="850069" table:style-name="ce31">
            <text:p>850.069</text:p>
          </table:table-cell>
          <table:table-cell office:value-type="percentage" office:value="0.82142826082965248" table:style-name="ce32">
            <text:p>82,1%</text:p>
          </table:table-cell>
          <table:table-cell office:value-type="date" office:date-value="2021-11-27T00:00:00" table:style-name="ce33">
            <text:p>27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689996" table:style-name="ce31">
            <text:p>1.689.996</text:p>
          </table:table-cell>
          <table:table-cell office:value-type="percentage" office:value="0.86190249360711635" table:style-name="ce32">
            <text:p>86,2%</text:p>
          </table:table-cell>
          <table:table-cell office:value-type="float" office:value="1649241" table:style-name="ce31">
            <text:p>1.649.241</text:p>
          </table:table-cell>
          <table:table-cell office:value-type="percentage" office:value="0.84111733427717827" table:style-name="ce32">
            <text:p>84,1%</text:p>
          </table:table-cell>
          <table:table-cell office:value-type="date" office:date-value="2021-11-28T00:00:00" table:style-name="ce33">
            <text:p>28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84797" table:style-name="ce31">
            <text:p>484.797</text:p>
          </table:table-cell>
          <table:table-cell office:value-type="percentage" office:value="0.9249609350405531" table:style-name="ce32">
            <text:p>92,5%</text:p>
          </table:table-cell>
          <table:table-cell office:value-type="float" office:value="479435" table:style-name="ce31">
            <text:p>479.435</text:p>
          </table:table-cell>
          <table:table-cell office:value-type="percentage" office:value="0.91473059010506996" table:style-name="ce32">
            <text:p>91,5%</text:p>
          </table:table-cell>
          <table:table-cell office:value-type="date" office:date-value="2021-11-28T00:00:00" table:style-name="ce33">
            <text:p>28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2012290" table:style-name="ce31">
            <text:p>2.012.290</text:p>
          </table:table-cell>
          <table:table-cell office:value-type="percentage" office:value="0.92465811649656537" table:style-name="ce32">
            <text:p>92,5%</text:p>
          </table:table-cell>
          <table:table-cell office:value-type="float" office:value="1976086" table:style-name="ce31">
            <text:p>1.976.086</text:p>
          </table:table-cell>
          <table:table-cell office:value-type="percentage" office:value="0.90802218308257354" table:style-name="ce32">
            <text:p>90,8%</text:p>
          </table:table-cell>
          <table:table-cell office:value-type="date" office:date-value="2021-11-28T00:00:00" table:style-name="ce33">
            <text:p>28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29911" table:style-name="ce31">
            <text:p>1.629.911</text:p>
          </table:table-cell>
          <table:table-cell office:value-type="percentage" office:value="0.90110870065192972" table:style-name="ce32">
            <text:p>90,1%</text:p>
          </table:table-cell>
          <table:table-cell office:value-type="float" office:value="1569923" table:style-name="ce31">
            <text:p>1.569.923</text:p>
          </table:table-cell>
          <table:table-cell office:value-type="percentage" office:value="0.86794387831825137" table:style-name="ce32">
            <text:p>86,8%</text:p>
          </table:table-cell>
          <table:table-cell office:value-type="date" office:date-value="2021-11-28T00:00:00" table:style-name="ce33">
            <text:p>28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6035266" table:style-name="ce31">
            <text:p>6.035.266</text:p>
          </table:table-cell>
          <table:table-cell office:value-type="percentage" office:value="0.87870554251669974" table:style-name="ce32">
            <text:p>87,9%</text:p>
          </table:table-cell>
          <table:table-cell office:value-type="float" office:value="5906231" table:style-name="ce31">
            <text:p>5.906.231</text:p>
          </table:table-cell>
          <table:table-cell office:value-type="percentage" office:value="0.85991867054143933" table:style-name="ce32">
            <text:p>86,0%</text:p>
          </table:table-cell>
          <table:table-cell office:value-type="date" office:date-value="2021-11-25T00:00:00" table:style-name="ce33">
            <text:p>25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093220" table:style-name="ce31">
            <text:p>4.093.220</text:p>
          </table:table-cell>
          <table:table-cell office:value-type="percentage" office:value="0.91194327496363448" table:style-name="ce32">
            <text:p>91,2%</text:p>
          </table:table-cell>
          <table:table-cell office:value-type="float" office:value="4029904" table:style-name="ce31">
            <text:p>4.029.904</text:p>
          </table:table-cell>
          <table:table-cell office:value-type="percentage" office:value="0.89783687452642436" table:style-name="ce32">
            <text:p>89,8%</text:p>
          </table:table-cell>
          <table:table-cell office:value-type="date" office:date-value="2021-11-25T00:00:00" table:style-name="ce33">
            <text:p>25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900957" table:style-name="ce31">
            <text:p>900.957</text:p>
          </table:table-cell>
          <table:table-cell office:value-type="percentage" office:value="0.94495703439241396" table:style-name="ce32">
            <text:p>94,5%</text:p>
          </table:table-cell>
          <table:table-cell office:value-type="float" office:value="887416" table:style-name="ce31">
            <text:p>887.416</text:p>
          </table:table-cell>
          <table:table-cell office:value-type="percentage" office:value="0.93075473261474018" table:style-name="ce32">
            <text:p>93,1%</text:p>
          </table:table-cell>
          <table:table-cell office:value-type="date" office:date-value="2021-11-27T00:00:00" table:style-name="ce33">
            <text:p>27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16390" table:style-name="ce31">
            <text:p>2.316.390</text:p>
          </table:table-cell>
          <table:table-cell office:value-type="percentage" office:value="0.94373307443439536" table:style-name="ce32">
            <text:p>94,4%</text:p>
          </table:table-cell>
          <table:table-cell office:value-type="float" office:value="2295934" table:style-name="ce31">
            <text:p>2.295.934</text:p>
          </table:table-cell>
          <table:table-cell office:value-type="percentage" office:value="0.93539898398735055" table:style-name="ce32">
            <text:p>93,5%</text:p>
          </table:table-cell>
          <table:table-cell office:value-type="date" office:date-value="2021-11-28T00:00:00" table:style-name="ce33">
            <text:p>28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1633" table:style-name="ce31">
            <text:p>261.633</text:p>
          </table:table-cell>
          <table:table-cell office:value-type="percentage" office:value="0.92134028242419974" table:style-name="ce32">
            <text:p>92,1%</text:p>
          </table:table-cell>
          <table:table-cell office:value-type="float" office:value="256916" table:style-name="ce31">
            <text:p>256.916</text:p>
          </table:table-cell>
          <table:table-cell office:value-type="percentage" office:value="0.90472937282107269" table:style-name="ce32">
            <text:p>90,5%</text:p>
          </table:table-cell>
          <table:table-cell office:value-type="date" office:date-value="2021-11-26T00:00:00" table:style-name="ce33">
            <text:p>26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399273" table:style-name="ce31">
            <text:p>5.399.273</text:p>
          </table:table-cell>
          <table:table-cell office:value-type="percentage" office:value="0.90320005045218776" table:style-name="ce32">
            <text:p>90,3%</text:p>
          </table:table-cell>
          <table:table-cell office:value-type="float" office:value="5283634" table:style-name="ce31">
            <text:p>5.283.634</text:p>
          </table:table-cell>
          <table:table-cell office:value-type="percentage" office:value="0.88385575157449803" table:style-name="ce32">
            <text:p>88,4%</text:p>
          </table:table-cell>
          <table:table-cell office:value-type="date" office:date-value="2021-11-28T00:00:00" table:style-name="ce33">
            <text:p>28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199815" table:style-name="ce31">
            <text:p>1.199.815</text:p>
          </table:table-cell>
          <table:table-cell office:value-type="percentage" office:value="0.91579353914895922" table:style-name="ce32">
            <text:p>91,6%</text:p>
          </table:table-cell>
          <table:table-cell office:value-type="float" office:value="1171681" table:style-name="ce31">
            <text:p>1.171.681</text:p>
          </table:table-cell>
          <table:table-cell office:value-type="percentage" office:value="0.89431944903471927" table:style-name="ce32">
            <text:p>89,4%</text:p>
          </table:table-cell>
          <table:table-cell office:value-type="date" office:date-value="2021-11-25T00:00:00" table:style-name="ce33">
            <text:p>25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30826" table:style-name="ce31">
            <text:p>530.826</text:p>
          </table:table-cell>
          <table:table-cell office:value-type="percentage" office:value="0.91308565865204339" table:style-name="ce32">
            <text:p>91,3%</text:p>
          </table:table-cell>
          <table:table-cell office:value-type="float" office:value="524112" table:style-name="ce31">
            <text:p>524.112</text:p>
          </table:table-cell>
          <table:table-cell office:value-type="percentage" office:value="0.90153675729417881" table:style-name="ce32">
            <text:p>90,2%</text:p>
          </table:table-cell>
          <table:table-cell office:value-type="date" office:date-value="2021-11-25T00:00:00" table:style-name="ce33">
            <text:p>25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24054" table:style-name="ce31">
            <text:p>1.824.054</text:p>
          </table:table-cell>
          <table:table-cell office:value-type="percentage" office:value="0.91940847090869038" table:style-name="ce32">
            <text:p>91,9%</text:p>
          </table:table-cell>
          <table:table-cell office:value-type="float" office:value="1792626" table:style-name="ce31">
            <text:p>1.792.626</text:p>
          </table:table-cell>
          <table:table-cell office:value-type="percentage" office:value="0.903567289987666" table:style-name="ce32">
            <text:p>90,4%</text:p>
          </table:table-cell>
          <table:table-cell office:value-type="date" office:date-value="2021-11-28T00:00:00" table:style-name="ce33">
            <text:p>28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3224" table:style-name="ce31">
            <text:p>63.224</text:p>
          </table:table-cell>
          <table:table-cell office:value-type="percentage" office:value="0.89091805819770309" table:style-name="ce32">
            <text:p>89,1%</text:p>
          </table:table-cell>
          <table:table-cell office:value-type="float" office:value="60633" table:style-name="ce31">
            <text:p>60.633</text:p>
          </table:table-cell>
          <table:table-cell office:value-type="percentage" office:value="0.85440710209258086" table:style-name="ce32">
            <text:p>85,4%</text:p>
          </table:table-cell>
          <table:table-cell office:value-type="date" office:date-value="2021-11-26T00:00:00" table:style-name="ce33">
            <text:p>26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58486" table:style-name="ce31">
            <text:p>58.486</text:p>
          </table:table-cell>
          <table:table-cell office:value-type="percentage" office:value="0.82459430118290633" table:style-name="ce32">
            <text:p>82,5%</text:p>
          </table:table-cell>
          <table:table-cell office:value-type="float" office:value="56069" table:style-name="ce31">
            <text:p>56.069</text:p>
          </table:table-cell>
          <table:table-cell office:value-type="percentage" office:value="0.79051701044736133" table:style-name="ce32">
            <text:p>79,1%</text:p>
          </table:table-cell>
          <table:table-cell office:value-type="date" office:date-value="2021-11-26T00:00:00" table:style-name="ce33">
            <text:p>26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236" table:style-name="ce31">
            <text:p>95.236</text:p>
          </table:table-cell>
          <table:table-cell office:value-type="string" table:style-name="ce32">
            <text:p>-</text:p>
          </table:table-cell>
          <table:table-cell office:value-type="float" office:value="89082" table:style-name="ce31">
            <text:p>89.082</text:p>
          </table:table-cell>
          <table:table-cell office:value-type="string" table:style-name="ce32">
            <text:p>-</text:p>
          </table:table-cell>
          <table:table-cell office:value-type="date" office:date-value="2021-11-26T00:00:00" table:style-name="ce33">
            <text:p>26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5834" table:style-name="ce31">
            <text:p>5.834</text:p>
          </table:table-cell>
          <table:table-cell office:value-type="string" table:style-name="ce32">
            <text:p>-</text:p>
          </table:table-cell>
          <table:table-cell office:value-type="float" office:value="5570" table:style-name="ce31">
            <text:p>5.570</text:p>
          </table:table-cell>
          <table:table-cell office:value-type="string" table:style-name="ce32">
            <text:p>-</text:p>
          </table:table-cell>
          <table:table-cell office:value-type="date" office:date-value="2021-11-25T00:00:00" table:style-name="ce33">
            <text:p>25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8299758" table:style-name="ce34">
            <text:p>38.299.758</text:p>
          </table:table-cell>
          <table:table-cell office:value-type="percentage" office:value="0.90930473194963501" table:style-name="ce24">
            <text:p>90,9%</text:p>
          </table:table-cell>
          <table:table-cell office:value-type="float" office:value="37586582" table:style-name="ce34">
            <text:p>37.586.582</text:p>
          </table:table-cell>
          <table:table-cell office:value-type="percentage" office:value="0.89237265860564907" table:style-name="ce24">
            <text:p>89,2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4232" table:style-name="ce43">
            <text:p>434.232</text:p>
          </table:table-cell>
          <table:table-cell office:value-type="percentage" office:value="1" table:style-name="ce44">
            <text:p>100,0%</text:p>
          </table:table-cell>
          <table:table-cell office:value-type="float" office:value="654357" table:style-name="ce43">
            <text:p>654.357</text:p>
          </table:table-cell>
          <table:table-cell office:value-type="percentage" office:value="1" table:style-name="ce44">
            <text:p>100,0%</text:p>
          </table:table-cell>
          <table:table-cell office:value-type="float" office:value="931039" table:style-name="ce43">
            <text:p>931.039</text:p>
          </table:table-cell>
          <table:table-cell office:value-type="percentage" office:value="1" table:style-name="ce44">
            <text:p>100,0%</text:p>
          </table:table-cell>
          <table:table-cell office:value-type="float" office:value="1218660" table:style-name="ce43">
            <text:p>1.218.660</text:p>
          </table:table-cell>
          <table:table-cell office:value-type="percentage" office:value="0.9633515965347611" table:style-name="ce44">
            <text:p>96,3%</text:p>
          </table:table-cell>
          <table:table-cell office:value-type="float" office:value="1256388" table:style-name="ce43">
            <text:p>1.256.388</text:p>
          </table:table-cell>
          <table:table-cell office:value-type="percentage" office:value="0.9070646892602342" table:style-name="ce44">
            <text:p>90,7%</text:p>
          </table:table-cell>
          <table:table-cell office:value-type="float" office:value="937704" table:style-name="ce43">
            <text:p>937.704</text:p>
          </table:table-cell>
          <table:table-cell office:value-type="percentage" office:value="0.82239082560600307" table:style-name="ce44">
            <text:p>82,2%</text:p>
          </table:table-cell>
          <table:table-cell office:value-type="float" office:value="775716" table:style-name="ce43">
            <text:p>775.716</text:p>
          </table:table-cell>
          <table:table-cell office:value-type="percentage" office:value="0.83529599255711384" table:style-name="ce44">
            <text:p>83,5%</text:p>
          </table:table-cell>
          <table:table-cell office:value-type="float" office:value="677431" table:style-name="ce43">
            <text:p>677.431</text:p>
          </table:table-cell>
          <table:table-cell office:value-type="percentage" office:value="0.89975388726628924" table:style-name="ce44">
            <text:p>90,0%</text:p>
          </table:table-cell>
          <table:table-cell office:value-type="float" office:value="6885527" table:style-name="ce43">
            <text:p>6.885.527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2398686254315132" table:style-name="ce44">
            <text:p>92,4%</text:p>
          </table:table-cell>
          <table:table-cell office:value-type="percentage" office:value="0.81346794242387332" table:style-name="ce44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402" table:style-name="ce46">
            <text:p>101.402</text:p>
          </table:table-cell>
          <table:table-cell office:value-type="percentage" office:value="1" table:style-name="ce47">
            <text:p>100,0%</text:p>
          </table:table-cell>
          <table:table-cell office:value-type="float" office:value="119418" table:style-name="ce46">
            <text:p>119.418</text:p>
          </table:table-cell>
          <table:table-cell office:value-type="percentage" office:value="1" table:style-name="ce47">
            <text:p>100,0%</text:p>
          </table:table-cell>
          <table:table-cell office:value-type="float" office:value="154747" table:style-name="ce46">
            <text:p>154.747</text:p>
          </table:table-cell>
          <table:table-cell office:value-type="percentage" office:value="0.98963975774939728" table:style-name="ce47">
            <text:p>99,0%</text:p>
          </table:table-cell>
          <table:table-cell office:value-type="float" office:value="186411" table:style-name="ce46">
            <text:p>186.411</text:p>
          </table:table-cell>
          <table:table-cell office:value-type="percentage" office:value="0.94020659114522909" table:style-name="ce47">
            <text:p>94,0%</text:p>
          </table:table-cell>
          <table:table-cell office:value-type="float" office:value="188601" table:style-name="ce46">
            <text:p>188.601</text:p>
          </table:table-cell>
          <table:table-cell office:value-type="percentage" office:value="0.87744657886044208" table:style-name="ce47">
            <text:p>87,7%</text:p>
          </table:table-cell>
          <table:table-cell office:value-type="float" office:value="126677" table:style-name="ce46">
            <text:p>126.677</text:p>
          </table:table-cell>
          <table:table-cell office:value-type="percentage" office:value="0.77107605030252124" table:style-name="ce47">
            <text:p>77,1%</text:p>
          </table:table-cell>
          <table:table-cell office:value-type="float" office:value="104937" table:style-name="ce46">
            <text:p>104.937</text:p>
          </table:table-cell>
          <table:table-cell office:value-type="percentage" office:value="0.80472542388478618" table:style-name="ce47">
            <text:p>80,5%</text:p>
          </table:table-cell>
          <table:table-cell office:value-type="float" office:value="88923" table:style-name="ce46">
            <text:p>88.923</text:p>
          </table:table-cell>
          <table:table-cell office:value-type="percentage" office:value="0.86241744173641488" table:style-name="ce47">
            <text:p>86,2%</text:p>
          </table:table-cell>
          <table:table-cell office:value-type="float" office:value="1071116" table:style-name="ce46">
            <text:p>1.071.116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0379315756699241" table:style-name="ce47">
            <text:p>90,4%</text:p>
          </table:table-cell>
          <table:table-cell office:value-type="percentage" office:value="0.80571931057153234" table:style-name="ce47">
            <text:p>80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983" table:style-name="ce46">
            <text:p>88.983</text:p>
          </table:table-cell>
          <table:table-cell office:value-type="percentage" office:value="1" table:style-name="ce47">
            <text:p>100,0%</text:p>
          </table:table-cell>
          <table:table-cell office:value-type="float" office:value="114390" table:style-name="ce46">
            <text:p>114.390</text:p>
          </table:table-cell>
          <table:table-cell office:value-type="percentage" office:value="1" table:style-name="ce47">
            <text:p>100,0%</text:p>
          </table:table-cell>
          <table:table-cell office:value-type="float" office:value="148282" table:style-name="ce46">
            <text:p>148.282</text:p>
          </table:table-cell>
          <table:table-cell office:value-type="percentage" office:value="0.99084542805976528" table:style-name="ce47">
            <text:p>99,1%</text:p>
          </table:table-cell>
          <table:table-cell office:value-type="float" office:value="153326" table:style-name="ce46">
            <text:p>153.326</text:p>
          </table:table-cell>
          <table:table-cell office:value-type="percentage" office:value="0.94270343385901811" table:style-name="ce47">
            <text:p>94,3%</text:p>
          </table:table-cell>
          <table:table-cell office:value-type="float" office:value="150909" table:style-name="ce46">
            <text:p>150.909</text:p>
          </table:table-cell>
          <table:table-cell office:value-type="percentage" office:value="0.90368458558143161" table:style-name="ce47">
            <text:p>90,4%</text:p>
          </table:table-cell>
          <table:table-cell office:value-type="float" office:value="91216" table:style-name="ce46">
            <text:p>91.216</text:p>
          </table:table-cell>
          <table:table-cell office:value-type="percentage" office:value="0.79698735703488832" table:style-name="ce47">
            <text:p>79,7%</text:p>
          </table:table-cell>
          <table:table-cell office:value-type="float" office:value="66847" table:style-name="ce46">
            <text:p>66.847</text:p>
          </table:table-cell>
          <table:table-cell office:value-type="percentage" office:value="0.84497731036139101" table:style-name="ce47">
            <text:p>84,5%</text:p>
          </table:table-cell>
          <table:table-cell office:value-type="float" office:value="60714" table:style-name="ce46">
            <text:p>60.714</text:p>
          </table:table-cell>
          <table:table-cell office:value-type="percentage" office:value="0.94865624999999998" table:style-name="ce47">
            <text:p>94,9%</text:p>
          </table:table-cell>
          <table:table-cell office:value-type="float" office:value="874667" table:style-name="ce46">
            <text:p>874.667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654750317744317" table:style-name="ce47">
            <text:p>93,7%</text:p>
          </table:table-cell>
          <table:table-cell office:value-type="percentage" office:value="0.85854018123566922" table:style-name="ce47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590" table:style-name="ce46">
            <text:p>51.590</text:p>
          </table:table-cell>
          <table:table-cell office:value-type="percentage" office:value="1" table:style-name="ce47">
            <text:p>100,0%</text:p>
          </table:table-cell>
          <table:table-cell office:value-type="float" office:value="79434" table:style-name="ce46">
            <text:p>79.434</text:p>
          </table:table-cell>
          <table:table-cell office:value-type="percentage" office:value="0.98656167718217502" table:style-name="ce47">
            <text:p>98,7%</text:p>
          </table:table-cell>
          <table:table-cell office:value-type="float" office:value="110804" table:style-name="ce46">
            <text:p>110.804</text:p>
          </table:table-cell>
          <table:table-cell office:value-type="percentage" office:value="0.94517661710639678" table:style-name="ce47">
            <text:p>94,5%</text:p>
          </table:table-cell>
          <table:table-cell office:value-type="float" office:value="151156" table:style-name="ce46">
            <text:p>151.156</text:p>
          </table:table-cell>
          <table:table-cell office:value-type="percentage" office:value="0.91169321519689739" table:style-name="ce47">
            <text:p>91,2%</text:p>
          </table:table-cell>
          <table:table-cell office:value-type="float" office:value="169362" table:style-name="ce46">
            <text:p>169.362</text:p>
          </table:table-cell>
          <table:table-cell office:value-type="percentage" office:value="0.82145975205168498" table:style-name="ce47">
            <text:p>82,1%</text:p>
          </table:table-cell>
          <table:table-cell office:value-type="float" office:value="129255" table:style-name="ce46">
            <text:p>129.255</text:p>
          </table:table-cell>
          <table:table-cell office:value-type="percentage" office:value="0.70946335358724821" table:style-name="ce47">
            <text:p>70,9%</text:p>
          </table:table-cell>
          <table:table-cell office:value-type="float" office:value="99268" table:style-name="ce46">
            <text:p>99.268</text:p>
          </table:table-cell>
          <table:table-cell office:value-type="percentage" office:value="0.71963578895477809" table:style-name="ce47">
            <text:p>72,0%</text:p>
          </table:table-cell>
          <table:table-cell office:value-type="float" office:value="76371" table:style-name="ce46">
            <text:p>76.371</text:p>
          </table:table-cell>
          <table:table-cell office:value-type="percentage" office:value="0.79986384583158776" table:style-name="ce47">
            <text:p>80,0%</text:p>
          </table:table-cell>
          <table:table-cell office:value-type="float" office:value="867240" table:style-name="ce46">
            <text:p>867.240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380207311664204" table:style-name="ce47">
            <text:p>83,8%</text:p>
          </table:table-cell>
          <table:table-cell office:value-type="percentage" office:value="0.74025451904027428" table:style-name="ce47">
            <text:p>74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3312" table:style-name="ce46">
            <text:p>93.312</text:p>
          </table:table-cell>
          <table:table-cell office:value-type="percentage" office:value="1" table:style-name="ce47">
            <text:p>100,0%</text:p>
          </table:table-cell>
          <table:table-cell office:value-type="float" office:value="151938" table:style-name="ce46">
            <text:p>151.938</text:p>
          </table:table-cell>
          <table:table-cell office:value-type="percentage" office:value="0.98322019530061933" table:style-name="ce47">
            <text:p>98,3%</text:p>
          </table:table-cell>
          <table:table-cell office:value-type="float" office:value="225133" table:style-name="ce46">
            <text:p>225.133</text:p>
          </table:table-cell>
          <table:table-cell office:value-type="percentage" office:value="0.95763786092253245" table:style-name="ce47">
            <text:p>95,8%</text:p>
          </table:table-cell>
          <table:table-cell office:value-type="float" office:value="321662" table:style-name="ce46">
            <text:p>321.662</text:p>
          </table:table-cell>
          <table:table-cell office:value-type="percentage" office:value="0.9176918336604738" table:style-name="ce47">
            <text:p>91,8%</text:p>
          </table:table-cell>
          <table:table-cell office:value-type="float" office:value="319382" table:style-name="ce46">
            <text:p>319.382</text:p>
          </table:table-cell>
          <table:table-cell office:value-type="percentage" office:value="0.8233107515905177" table:style-name="ce47">
            <text:p>82,3%</text:p>
          </table:table-cell>
          <table:table-cell office:value-type="float" office:value="231646" table:style-name="ce46">
            <text:p>231.646</text:p>
          </table:table-cell>
          <table:table-cell office:value-type="percentage" office:value="0.74500054673982263" table:style-name="ce47">
            <text:p>74,5%</text:p>
          </table:table-cell>
          <table:table-cell office:value-type="float" office:value="190820" table:style-name="ce46">
            <text:p>190.820</text:p>
          </table:table-cell>
          <table:table-cell office:value-type="percentage" office:value="0.75798020242464692" table:style-name="ce47">
            <text:p>75,8%</text:p>
          </table:table-cell>
          <table:table-cell office:value-type="float" office:value="156103" table:style-name="ce46">
            <text:p>156.103</text:p>
          </table:table-cell>
          <table:table-cell office:value-type="percentage" office:value="0.86821804590732887" table:style-name="ce47">
            <text:p>86,8%</text:p>
          </table:table-cell>
          <table:table-cell office:value-type="float" office:value="1689996" table:style-name="ce46">
            <text:p>1.689.996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6190249360711635" table:style-name="ce47">
            <text:p>86,2%</text:p>
          </table:table-cell>
          <table:table-cell office:value-type="percentage" office:value="0.77666970594939599" table:style-name="ce47">
            <text:p>77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402" table:style-name="ce46">
            <text:p>42.402</text:p>
          </table:table-cell>
          <table:table-cell office:value-type="percentage" office:value="1" table:style-name="ce47">
            <text:p>100,0%</text:p>
          </table:table-cell>
          <table:table-cell office:value-type="float" office:value="56022" table:style-name="ce46">
            <text:p>56.022</text:p>
          </table:table-cell>
          <table:table-cell office:value-type="percentage" office:value="1" table:style-name="ce47">
            <text:p>100,0%</text:p>
          </table:table-cell>
          <table:table-cell office:value-type="float" office:value="76811" table:style-name="ce46">
            <text:p>76.811</text:p>
          </table:table-cell>
          <table:table-cell office:value-type="percentage" office:value="0.99309586915767023" table:style-name="ce47">
            <text:p>99,3%</text:p>
          </table:table-cell>
          <table:table-cell office:value-type="float" office:value="84496" table:style-name="ce46">
            <text:p>84.496</text:p>
          </table:table-cell>
          <table:table-cell office:value-type="percentage" office:value="0.93922013249744341" table:style-name="ce47">
            <text:p>93,9%</text:p>
          </table:table-cell>
          <table:table-cell office:value-type="float" office:value="88320" table:style-name="ce46">
            <text:p>88.320</text:p>
          </table:table-cell>
          <table:table-cell office:value-type="percentage" office:value="0.90335382380918283" table:style-name="ce47">
            <text:p>90,3%</text:p>
          </table:table-cell>
          <table:table-cell office:value-type="float" office:value="55126" table:style-name="ce46">
            <text:p>55.126</text:p>
          </table:table-cell>
          <table:table-cell office:value-type="percentage" office:value="0.7822286549458658" table:style-name="ce47">
            <text:p>78,2%</text:p>
          </table:table-cell>
          <table:table-cell office:value-type="float" office:value="41634" table:style-name="ce46">
            <text:p>41.634</text:p>
          </table:table-cell>
          <table:table-cell office:value-type="percentage" office:value="0.82435402435402438" table:style-name="ce47">
            <text:p>82,4%</text:p>
          </table:table-cell>
          <table:table-cell office:value-type="float" office:value="39986" table:style-name="ce46">
            <text:p>39.986</text:p>
          </table:table-cell>
          <table:table-cell office:value-type="percentage" office:value="0.90953756568023114" table:style-name="ce47">
            <text:p>91,0%</text:p>
          </table:table-cell>
          <table:table-cell office:value-type="float" office:value="484797" table:style-name="ce46">
            <text:p>484.797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249609350405531" table:style-name="ce47">
            <text:p>92,5%</text:p>
          </table:table-cell>
          <table:table-cell office:value-type="percentage" office:value="0.83169127044715696" table:style-name="ce47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550" table:style-name="ce46">
            <text:p>229.550</text:p>
          </table:table-cell>
          <table:table-cell office:value-type="percentage" office:value="1" table:style-name="ce47">
            <text:p>100,0%</text:p>
          </table:table-cell>
          <table:table-cell office:value-type="float" office:value="251216" table:style-name="ce46">
            <text:p>251.216</text:p>
          </table:table-cell>
          <table:table-cell office:value-type="percentage" office:value="1" table:style-name="ce47">
            <text:p>100,0%</text:p>
          </table:table-cell>
          <table:table-cell office:value-type="float" office:value="321091" table:style-name="ce46">
            <text:p>321.091</text:p>
          </table:table-cell>
          <table:table-cell office:value-type="percentage" office:value="1" table:style-name="ce47">
            <text:p>100,0%</text:p>
          </table:table-cell>
          <table:table-cell office:value-type="float" office:value="353734" table:style-name="ce46">
            <text:p>353.734</text:p>
          </table:table-cell>
          <table:table-cell office:value-type="percentage" office:value="0.92800944448088152" table:style-name="ce47">
            <text:p>92,8%</text:p>
          </table:table-cell>
          <table:table-cell office:value-type="float" office:value="321655" table:style-name="ce46">
            <text:p>321.655</text:p>
          </table:table-cell>
          <table:table-cell office:value-type="percentage" office:value="0.88535803250712208" table:style-name="ce47">
            <text:p>88,5%</text:p>
          </table:table-cell>
          <table:table-cell office:value-type="float" office:value="213911" table:style-name="ce46">
            <text:p>213.911</text:p>
          </table:table-cell>
          <table:table-cell office:value-type="percentage" office:value="0.79882218064626953" table:style-name="ce47">
            <text:p>79,9%</text:p>
          </table:table-cell>
          <table:table-cell office:value-type="float" office:value="175004" table:style-name="ce46">
            <text:p>175.004</text:p>
          </table:table-cell>
          <table:table-cell office:value-type="percentage" office:value="0.82937925935755386" table:style-name="ce47">
            <text:p>82,9%</text:p>
          </table:table-cell>
          <table:table-cell office:value-type="float" office:value="146129" table:style-name="ce46">
            <text:p>146.129</text:p>
          </table:table-cell>
          <table:table-cell office:value-type="percentage" office:value="0.88379842992101221" table:style-name="ce47">
            <text:p>88,4%</text:p>
          </table:table-cell>
          <table:table-cell office:value-type="float" office:value="2012290" table:style-name="ce46">
            <text:p>2.012.290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2465811649656537" table:style-name="ce47">
            <text:p>92,5%</text:p>
          </table:table-cell>
          <table:table-cell office:value-type="percentage" office:value="0.84023336080817801" table:style-name="ce47">
            <text:p>84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8651" table:style-name="ce46">
            <text:p>138.651</text:p>
          </table:table-cell>
          <table:table-cell office:value-type="percentage" office:value="1" table:style-name="ce47">
            <text:p>100,0%</text:p>
          </table:table-cell>
          <table:table-cell office:value-type="float" office:value="158891" table:style-name="ce46">
            <text:p>158.891</text:p>
          </table:table-cell>
          <table:table-cell office:value-type="percentage" office:value="0.99868008372040407" table:style-name="ce47">
            <text:p>99,9%</text:p>
          </table:table-cell>
          <table:table-cell office:value-type="float" office:value="223290" table:style-name="ce46">
            <text:p>223.290</text:p>
          </table:table-cell>
          <table:table-cell office:value-type="percentage" office:value="1" table:style-name="ce47">
            <text:p>100,0%</text:p>
          </table:table-cell>
          <table:table-cell office:value-type="float" office:value="287189" table:style-name="ce46">
            <text:p>287.189</text:p>
          </table:table-cell>
          <table:table-cell office:value-type="percentage" office:value="0.93401479130214193" table:style-name="ce47">
            <text:p>93,4%</text:p>
          </table:table-cell>
          <table:table-cell office:value-type="float" office:value="288265" table:style-name="ce46">
            <text:p>288.265</text:p>
          </table:table-cell>
          <table:table-cell office:value-type="percentage" office:value="0.87193176146761242" table:style-name="ce47">
            <text:p>87,2%</text:p>
          </table:table-cell>
          <table:table-cell office:value-type="float" office:value="207234" table:style-name="ce46">
            <text:p>207.234</text:p>
          </table:table-cell>
          <table:table-cell office:value-type="percentage" office:value="0.7793652524811866" table:style-name="ce47">
            <text:p>77,9%</text:p>
          </table:table-cell>
          <table:table-cell office:value-type="float" office:value="174742" table:style-name="ce46">
            <text:p>174.742</text:p>
          </table:table-cell>
          <table:table-cell office:value-type="percentage" office:value="0.80124169490437391" table:style-name="ce47">
            <text:p>80,1%</text:p>
          </table:table-cell>
          <table:table-cell office:value-type="float" office:value="151649" table:style-name="ce46">
            <text:p>151.649</text:p>
          </table:table-cell>
          <table:table-cell office:value-type="percentage" office:value="0.8716862483618053" table:style-name="ce47">
            <text:p>87,2%</text:p>
          </table:table-cell>
          <table:table-cell office:value-type="float" office:value="1629911" table:style-name="ce46">
            <text:p>1.629.911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90110870065192972" table:style-name="ce47">
            <text:p>90,1%</text:p>
          </table:table-cell>
          <table:table-cell office:value-type="percentage" office:value="0.79693637020155772" table:style-name="ce47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9319" table:style-name="ce46">
            <text:p>459.319</text:p>
          </table:table-cell>
          <table:table-cell office:value-type="percentage" office:value="1" table:style-name="ce47">
            <text:p>100,0%</text:p>
          </table:table-cell>
          <table:table-cell office:value-type="float" office:value="619162" table:style-name="ce46">
            <text:p>619.162</text:p>
          </table:table-cell>
          <table:table-cell office:value-type="percentage" office:value="0.974610100552187" table:style-name="ce47">
            <text:p>97,5%</text:p>
          </table:table-cell>
          <table:table-cell office:value-type="float" office:value="801763" table:style-name="ce46">
            <text:p>801.763</text:p>
          </table:table-cell>
          <table:table-cell office:value-type="percentage" office:value="0.95723294618808386" table:style-name="ce47">
            <text:p>95,7%</text:p>
          </table:table-cell>
          <table:table-cell office:value-type="float" office:value="1029641" table:style-name="ce46">
            <text:p>1.029.641</text:p>
          </table:table-cell>
          <table:table-cell office:value-type="percentage" office:value="0.94308468739123263" table:style-name="ce47">
            <text:p>94,3%</text:p>
          </table:table-cell>
          <table:table-cell office:value-type="float" office:value="1136739" table:style-name="ce46">
            <text:p>1.136.739</text:p>
          </table:table-cell>
          <table:table-cell office:value-type="percentage" office:value="0.86328815914881663" table:style-name="ce47">
            <text:p>86,3%</text:p>
          </table:table-cell>
          <table:table-cell office:value-type="float" office:value="791449" table:style-name="ce46">
            <text:p>791.449</text:p>
          </table:table-cell>
          <table:table-cell office:value-type="percentage" office:value="0.75761976237062678" table:style-name="ce47">
            <text:p>75,8%</text:p>
          </table:table-cell>
          <table:table-cell office:value-type="float" office:value="654103" table:style-name="ce46">
            <text:p>654.103</text:p>
          </table:table-cell>
          <table:table-cell office:value-type="percentage" office:value="0.77968257373932426" table:style-name="ce47">
            <text:p>78,0%</text:p>
          </table:table-cell>
          <table:table-cell office:value-type="float" office:value="543090" table:style-name="ce46">
            <text:p>543.090</text:p>
          </table:table-cell>
          <table:table-cell office:value-type="percentage" office:value="0.82767165625771533" table:style-name="ce47">
            <text:p>82,8%</text:p>
          </table:table-cell>
          <table:table-cell office:value-type="float" office:value="6035266" table:style-name="ce46">
            <text:p>6.035.266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7870554251669974" table:style-name="ce47">
            <text:p>87,9%</text:p>
          </table:table-cell>
          <table:table-cell office:value-type="percentage" office:value="0.77569337312008679" table:style-name="ce47">
            <text:p>77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561" table:style-name="ce46">
            <text:p>297.561</text:p>
          </table:table-cell>
          <table:table-cell office:value-type="percentage" office:value="1" table:style-name="ce47">
            <text:p>100,0%</text:p>
          </table:table-cell>
          <table:table-cell office:value-type="float" office:value="434964" table:style-name="ce46">
            <text:p>434.964</text:p>
          </table:table-cell>
          <table:table-cell office:value-type="percentage" office:value="0.99338147635556406" table:style-name="ce47">
            <text:p>99,3%</text:p>
          </table:table-cell>
          <table:table-cell office:value-type="float" office:value="571119" table:style-name="ce46">
            <text:p>571.119</text:p>
          </table:table-cell>
          <table:table-cell office:value-type="percentage" office:value="0.98345352729677238" table:style-name="ce47">
            <text:p>98,3%</text:p>
          </table:table-cell>
          <table:table-cell office:value-type="float" office:value="716145" table:style-name="ce46">
            <text:p>716.145</text:p>
          </table:table-cell>
          <table:table-cell office:value-type="percentage" office:value="0.95189769437510463" table:style-name="ce47">
            <text:p>95,2%</text:p>
          </table:table-cell>
          <table:table-cell office:value-type="float" office:value="755017" table:style-name="ce46">
            <text:p>755.017</text:p>
          </table:table-cell>
          <table:table-cell office:value-type="percentage" office:value="0.88659891872595664" table:style-name="ce47">
            <text:p>88,7%</text:p>
          </table:table-cell>
          <table:table-cell office:value-type="float" office:value="513288" table:style-name="ce46">
            <text:p>513.288</text:p>
          </table:table-cell>
          <table:table-cell office:value-type="percentage" office:value="0.79118439975399191" table:style-name="ce47">
            <text:p>79,1%</text:p>
          </table:table-cell>
          <table:table-cell office:value-type="float" office:value="428850" table:style-name="ce46">
            <text:p>428.850</text:p>
          </table:table-cell>
          <table:table-cell office:value-type="percentage" office:value="0.83090175654781973" table:style-name="ce47">
            <text:p>83,1%</text:p>
          </table:table-cell>
          <table:table-cell office:value-type="float" office:value="376276" table:style-name="ce46">
            <text:p>376.276</text:p>
          </table:table-cell>
          <table:table-cell office:value-type="percentage" office:value="0.88633338908112713" table:style-name="ce47">
            <text:p>88,6%</text:p>
          </table:table-cell>
          <table:table-cell office:value-type="float" office:value="4093220" table:style-name="ce46">
            <text:p>4.093.220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1194327496363448" table:style-name="ce47">
            <text:p>91,2%</text:p>
          </table:table-cell>
          <table:table-cell office:value-type="percentage" office:value="0.80936015342413314" table:style-name="ce47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309" table:style-name="ce46">
            <text:p>78.309</text:p>
          </table:table-cell>
          <table:table-cell office:value-type="percentage" office:value="1" table:style-name="ce47">
            <text:p>100,0%</text:p>
          </table:table-cell>
          <table:table-cell office:value-type="float" office:value="96003" table:style-name="ce46">
            <text:p>96.003</text:p>
          </table:table-cell>
          <table:table-cell office:value-type="percentage" office:value="1" table:style-name="ce47">
            <text:p>100,0%</text:p>
          </table:table-cell>
          <table:table-cell office:value-type="float" office:value="132978" table:style-name="ce46">
            <text:p>132.978</text:p>
          </table:table-cell>
          <table:table-cell office:value-type="percentage" office:value="1" table:style-name="ce47">
            <text:p>100,0%</text:p>
          </table:table-cell>
          <table:table-cell office:value-type="float" office:value="161687" table:style-name="ce46">
            <text:p>161.687</text:p>
          </table:table-cell>
          <table:table-cell office:value-type="percentage" office:value="0.9555065714826021" table:style-name="ce47">
            <text:p>95,6%</text:p>
          </table:table-cell>
          <table:table-cell office:value-type="float" office:value="146495" table:style-name="ce46">
            <text:p>146.495</text:p>
          </table:table-cell>
          <table:table-cell office:value-type="percentage" office:value="0.91849850151102863" table:style-name="ce47">
            <text:p>91,8%</text:p>
          </table:table-cell>
          <table:table-cell office:value-type="float" office:value="113545" table:style-name="ce46">
            <text:p>113.545</text:p>
          </table:table-cell>
          <table:table-cell office:value-type="percentage" office:value="0.8506581559646087" table:style-name="ce47">
            <text:p>85,1%</text:p>
          </table:table-cell>
          <table:table-cell office:value-type="float" office:value="94005" table:style-name="ce46">
            <text:p>94.005</text:p>
          </table:table-cell>
          <table:table-cell office:value-type="percentage" office:value="0.82955347687963288" table:style-name="ce47">
            <text:p>83,0%</text:p>
          </table:table-cell>
          <table:table-cell office:value-type="float" office:value="77935" table:style-name="ce46">
            <text:p>77.935</text:p>
          </table:table-cell>
          <table:table-cell office:value-type="percentage" office:value="0.91958702064896758" table:style-name="ce47">
            <text:p>92,0%</text:p>
          </table:table-cell>
          <table:table-cell office:value-type="float" office:value="900957" table:style-name="ce46">
            <text:p>900.957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4495703439241396" table:style-name="ce47">
            <text:p>94,5%</text:p>
          </table:table-cell>
          <table:table-cell office:value-type="percentage" office:value="0.84677444367271404" table:style-name="ce47">
            <text:p>84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481" table:style-name="ce46">
            <text:p>242.481</text:p>
          </table:table-cell>
          <table:table-cell office:value-type="percentage" office:value="1" table:style-name="ce47">
            <text:p>100,0%</text:p>
          </table:table-cell>
          <table:table-cell office:value-type="float" office:value="291508" table:style-name="ce46">
            <text:p>291.508</text:p>
          </table:table-cell>
          <table:table-cell office:value-type="percentage" office:value="1" table:style-name="ce47">
            <text:p>100,0%</text:p>
          </table:table-cell>
          <table:table-cell office:value-type="float" office:value="346499" table:style-name="ce46">
            <text:p>346.499</text:p>
          </table:table-cell>
          <table:table-cell office:value-type="percentage" office:value="0.9987663110683227" table:style-name="ce47">
            <text:p>99,9%</text:p>
          </table:table-cell>
          <table:table-cell office:value-type="float" office:value="391498" table:style-name="ce46">
            <text:p>391.498</text:p>
          </table:table-cell>
          <table:table-cell office:value-type="percentage" office:value="0.96454449369162509" table:style-name="ce47">
            <text:p>96,5%</text:p>
          </table:table-cell>
          <table:table-cell office:value-type="float" office:value="408975" table:style-name="ce46">
            <text:p>408.975</text:p>
          </table:table-cell>
          <table:table-cell office:value-type="percentage" office:value="0.9227338054830434" table:style-name="ce47">
            <text:p>92,3%</text:p>
          </table:table-cell>
          <table:table-cell office:value-type="float" office:value="264828" table:style-name="ce46">
            <text:p>264.828</text:p>
          </table:table-cell>
          <table:table-cell office:value-type="percentage" office:value="0.81886657101865135" table:style-name="ce47">
            <text:p>81,9%</text:p>
          </table:table-cell>
          <table:table-cell office:value-type="float" office:value="200106" table:style-name="ce46">
            <text:p>200.106</text:p>
          </table:table-cell>
          <table:table-cell office:value-type="percentage" office:value="0.86633099692182469" table:style-name="ce47">
            <text:p>86,6%</text:p>
          </table:table-cell>
          <table:table-cell office:value-type="float" office:value="170495" table:style-name="ce46">
            <text:p>170.495</text:p>
          </table:table-cell>
          <table:table-cell office:value-type="percentage" office:value="0.94715761053736802" table:style-name="ce47">
            <text:p>94,7%</text:p>
          </table:table-cell>
          <table:table-cell office:value-type="float" office:value="2316390" table:style-name="ce46">
            <text:p>2.316.390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373307443439536" table:style-name="ce47">
            <text:p>94,4%</text:p>
          </table:table-cell>
          <table:table-cell office:value-type="percentage" office:value="0.85734462597235417" table:style-name="ce47">
            <text:p>85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391" table:style-name="ce46">
            <text:p>23.391</text:p>
          </table:table-cell>
          <table:table-cell office:value-type="percentage" office:value="1" table:style-name="ce47">
            <text:p>100,0%</text:p>
          </table:table-cell>
          <table:table-cell office:value-type="float" office:value="28690" table:style-name="ce46">
            <text:p>28.690</text:p>
          </table:table-cell>
          <table:table-cell office:value-type="percentage" office:value="1" table:style-name="ce47">
            <text:p>100,0%</text:p>
          </table:table-cell>
          <table:table-cell office:value-type="float" office:value="38111" table:style-name="ce46">
            <text:p>38.111</text:p>
          </table:table-cell>
          <table:table-cell office:value-type="percentage" office:value="1" table:style-name="ce47">
            <text:p>100,0%</text:p>
          </table:table-cell>
          <table:table-cell office:value-type="float" office:value="45500" table:style-name="ce46">
            <text:p>45.500</text:p>
          </table:table-cell>
          <table:table-cell office:value-type="percentage" office:value="0.95459885867740857" table:style-name="ce47">
            <text:p>95,5%</text:p>
          </table:table-cell>
          <table:table-cell office:value-type="float" office:value="47725" table:style-name="ce46">
            <text:p>47.725</text:p>
          </table:table-cell>
          <table:table-cell office:value-type="percentage" office:value="0.90137307118439192" table:style-name="ce47">
            <text:p>90,1%</text:p>
          </table:table-cell>
          <table:table-cell office:value-type="float" office:value="31476" table:style-name="ce46">
            <text:p>31.476</text:p>
          </table:table-cell>
          <table:table-cell office:value-type="percentage" office:value="0.80052900633281621" table:style-name="ce47">
            <text:p>80,1%</text:p>
          </table:table-cell>
          <table:table-cell office:value-type="float" office:value="24441" table:style-name="ce46">
            <text:p>24.441</text:p>
          </table:table-cell>
          <table:table-cell office:value-type="percentage" office:value="0.80244927441066383" table:style-name="ce47">
            <text:p>80,2%</text:p>
          </table:table-cell>
          <table:table-cell office:value-type="float" office:value="22299" table:style-name="ce46">
            <text:p>22.299</text:p>
          </table:table-cell>
          <table:table-cell office:value-type="percentage" office:value="0.87337458875137086" table:style-name="ce47">
            <text:p>87,3%</text:p>
          </table:table-cell>
          <table:table-cell office:value-type="float" office:value="261633" table:style-name="ce46">
            <text:p>261.633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2134028242419974" table:style-name="ce47">
            <text:p>92,1%</text:p>
          </table:table-cell>
          <table:table-cell office:value-type="percentage" office:value="0.81782291490838166" table:style-name="ce47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4555" table:style-name="ce46">
            <text:p>374.555</text:p>
          </table:table-cell>
          <table:table-cell office:value-type="percentage" office:value="1" table:style-name="ce47">
            <text:p>100,0%</text:p>
          </table:table-cell>
          <table:table-cell office:value-type="float" office:value="512027" table:style-name="ce46">
            <text:p>512.027</text:p>
          </table:table-cell>
          <table:table-cell office:value-type="percentage" office:value="0.97328548265381187" table:style-name="ce47">
            <text:p>97,3%</text:p>
          </table:table-cell>
          <table:table-cell office:value-type="float" office:value="691051" table:style-name="ce46">
            <text:p>691.051</text:p>
          </table:table-cell>
          <table:table-cell office:value-type="percentage" office:value="0.9825514024139691" table:style-name="ce47">
            <text:p>98,3%</text:p>
          </table:table-cell>
          <table:table-cell office:value-type="float" office:value="945089" table:style-name="ce46">
            <text:p>945.089</text:p>
          </table:table-cell>
          <table:table-cell office:value-type="percentage" office:value="0.97153116368193115" table:style-name="ce47">
            <text:p>97,2%</text:p>
          </table:table-cell>
          <table:table-cell office:value-type="float" office:value="1040496" table:style-name="ce46">
            <text:p>1.040.496</text:p>
          </table:table-cell>
          <table:table-cell office:value-type="percentage" office:value="0.89238583120849491" table:style-name="ce47">
            <text:p>89,2%</text:p>
          </table:table-cell>
          <table:table-cell office:value-type="float" office:value="760098" table:style-name="ce46">
            <text:p>760.098</text:p>
          </table:table-cell>
          <table:table-cell office:value-type="percentage" office:value="0.80040646982014241" table:style-name="ce47">
            <text:p>80,0%</text:p>
          </table:table-cell>
          <table:table-cell office:value-type="float" office:value="612691" table:style-name="ce46">
            <text:p>612.691</text:p>
          </table:table-cell>
          <table:table-cell office:value-type="percentage" office:value="0.82520084851341791" table:style-name="ce47">
            <text:p>82,5%</text:p>
          </table:table-cell>
          <table:table-cell office:value-type="float" office:value="463266" table:style-name="ce46">
            <text:p>463.266</text:p>
          </table:table-cell>
          <table:table-cell office:value-type="percentage" office:value="0.83691210423057327" table:style-name="ce47">
            <text:p>83,7%</text:p>
          </table:table-cell>
          <table:table-cell office:value-type="float" office:value="5399273" table:style-name="ce46">
            <text:p>5.399.273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90320005045218776" table:style-name="ce47">
            <text:p>90,3%</text:p>
          </table:table-cell>
          <table:table-cell office:value-type="percentage" office:value="0.79636610516279915" table:style-name="ce47">
            <text:p>79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052" table:style-name="ce46">
            <text:p>74.052</text:p>
          </table:table-cell>
          <table:table-cell office:value-type="percentage" office:value="1" table:style-name="ce47">
            <text:p>100,0%</text:p>
          </table:table-cell>
          <table:table-cell office:value-type="float" office:value="103500" table:style-name="ce46">
            <text:p>103.500</text:p>
          </table:table-cell>
          <table:table-cell office:value-type="percentage" office:value="1" table:style-name="ce47">
            <text:p>100,0%</text:p>
          </table:table-cell>
          <table:table-cell office:value-type="float" office:value="148662" table:style-name="ce46">
            <text:p>148.662</text:p>
          </table:table-cell>
          <table:table-cell office:value-type="percentage" office:value="1" table:style-name="ce47">
            <text:p>100,0%</text:p>
          </table:table-cell>
          <table:table-cell office:value-type="float" office:value="207927" table:style-name="ce46">
            <text:p>207.927</text:p>
          </table:table-cell>
          <table:table-cell office:value-type="percentage" office:value="0.97501125407960387" table:style-name="ce47">
            <text:p>97,5%</text:p>
          </table:table-cell>
          <table:table-cell office:value-type="float" office:value="232654" table:style-name="ce46">
            <text:p>232.654</text:p>
          </table:table-cell>
          <table:table-cell office:value-type="percentage" office:value="0.91539481501591535" table:style-name="ce47">
            <text:p>91,5%</text:p>
          </table:table-cell>
          <table:table-cell office:value-type="float" office:value="168692" table:style-name="ce46">
            <text:p>168.692</text:p>
          </table:table-cell>
          <table:table-cell office:value-type="percentage" office:value="0.8071271704233911" table:style-name="ce47">
            <text:p>80,7%</text:p>
          </table:table-cell>
          <table:table-cell office:value-type="float" office:value="142730" table:style-name="ce46">
            <text:p>142.730</text:p>
          </table:table-cell>
          <table:table-cell office:value-type="percentage" office:value="0.82863081138823091" table:style-name="ce47">
            <text:p>82,9%</text:p>
          </table:table-cell>
          <table:table-cell office:value-type="float" office:value="121598" table:style-name="ce46">
            <text:p>121.598</text:p>
          </table:table-cell>
          <table:table-cell office:value-type="percentage" office:value="0.8569636489210255" table:style-name="ce47">
            <text:p>85,7%</text:p>
          </table:table-cell>
          <table:table-cell office:value-type="float" office:value="1199815" table:style-name="ce46">
            <text:p>1.199.815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1579353914895922" table:style-name="ce47">
            <text:p>91,6%</text:p>
          </table:table-cell>
          <table:table-cell office:value-type="percentage" office:value="0.79392172445212605" table:style-name="ce47">
            <text:p>79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29" table:style-name="ce46">
            <text:p>42.529</text:p>
          </table:table-cell>
          <table:table-cell office:value-type="percentage" office:value="1" table:style-name="ce47">
            <text:p>100,0%</text:p>
          </table:table-cell>
          <table:table-cell office:value-type="float" office:value="55922" table:style-name="ce46">
            <text:p>55.922</text:p>
          </table:table-cell>
          <table:table-cell office:value-type="percentage" office:value="1" table:style-name="ce47">
            <text:p>100,0%</text:p>
          </table:table-cell>
          <table:table-cell office:value-type="float" office:value="72393" table:style-name="ce46">
            <text:p>72.393</text:p>
          </table:table-cell>
          <table:table-cell office:value-type="percentage" office:value="0.98035046855533281" table:style-name="ce47">
            <text:p>98,0%</text:p>
          </table:table-cell>
          <table:table-cell office:value-type="float" office:value="92099" table:style-name="ce46">
            <text:p>92.099</text:p>
          </table:table-cell>
          <table:table-cell office:value-type="percentage" office:value="0.9524789542267359" table:style-name="ce47">
            <text:p>95,2%</text:p>
          </table:table-cell>
          <table:table-cell office:value-type="float" office:value="95669" table:style-name="ce46">
            <text:p>95.669</text:p>
          </table:table-cell>
          <table:table-cell office:value-type="percentage" office:value="0.88580767022832907" table:style-name="ce47">
            <text:p>88,6%</text:p>
          </table:table-cell>
          <table:table-cell office:value-type="float" office:value="64568" table:style-name="ce46">
            <text:p>64.568</text:p>
          </table:table-cell>
          <table:table-cell office:value-type="percentage" office:value="0.79379402761215134" table:style-name="ce47">
            <text:p>79,4%</text:p>
          </table:table-cell>
          <table:table-cell office:value-type="float" office:value="57873" table:style-name="ce46">
            <text:p>57.873</text:p>
          </table:table-cell>
          <table:table-cell office:value-type="percentage" office:value="0.84948698753798058" table:style-name="ce47">
            <text:p>84,9%</text:p>
          </table:table-cell>
          <table:table-cell office:value-type="float" office:value="49773" table:style-name="ce46">
            <text:p>49.773</text:p>
          </table:table-cell>
          <table:table-cell office:value-type="percentage" office:value="0.88268780591615237" table:style-name="ce47">
            <text:p>88,3%</text:p>
          </table:table-cell>
          <table:table-cell office:value-type="float" office:value="530826" table:style-name="ce46">
            <text:p>530.826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1308565865204339" table:style-name="ce47">
            <text:p>91,3%</text:p>
          </table:table-cell>
          <table:table-cell office:value-type="percentage" office:value="0.80282578414602612" table:style-name="ce47">
            <text:p>80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316" table:style-name="ce46">
            <text:p>164.316</text:p>
          </table:table-cell>
          <table:table-cell office:value-type="percentage" office:value="1" table:style-name="ce47">
            <text:p>100,0%</text:p>
          </table:table-cell>
          <table:table-cell office:value-type="float" office:value="213891" table:style-name="ce46">
            <text:p>213.891</text:p>
          </table:table-cell>
          <table:table-cell office:value-type="percentage" office:value="1" table:style-name="ce47">
            <text:p>100,0%</text:p>
          </table:table-cell>
          <table:table-cell office:value-type="float" office:value="278923" table:style-name="ce46">
            <text:p>278.923</text:p>
          </table:table-cell>
          <table:table-cell office:value-type="percentage" office:value="0.99573038601451525" table:style-name="ce47">
            <text:p>99,6%</text:p>
          </table:table-cell>
          <table:table-cell office:value-type="float" office:value="324597" table:style-name="ce46">
            <text:p>324.597</text:p>
          </table:table-cell>
          <table:table-cell office:value-type="percentage" office:value="0.95476164564073451" table:style-name="ce47">
            <text:p>95,5%</text:p>
          </table:table-cell>
          <table:table-cell office:value-type="float" office:value="321821" table:style-name="ce46">
            <text:p>321.821</text:p>
          </table:table-cell>
          <table:table-cell office:value-type="percentage" office:value="0.88868178265996189" table:style-name="ce47">
            <text:p>88,9%</text:p>
          </table:table-cell>
          <table:table-cell office:value-type="float" office:value="204989" table:style-name="ce46">
            <text:p>204.989</text:p>
          </table:table-cell>
          <table:table-cell office:value-type="percentage" office:value="0.78677607918846404" table:style-name="ce47">
            <text:p>78,7%</text:p>
          </table:table-cell>
          <table:table-cell office:value-type="float" office:value="166467" table:style-name="ce46">
            <text:p>166.467</text:p>
          </table:table-cell>
          <table:table-cell office:value-type="percentage" office:value="0.82599958319687994" table:style-name="ce47">
            <text:p>82,6%</text:p>
          </table:table-cell>
          <table:table-cell office:value-type="float" office:value="149050" table:style-name="ce46">
            <text:p>149.050</text:p>
          </table:table-cell>
          <table:table-cell office:value-type="percentage" office:value="0.88401361754623209" table:style-name="ce47">
            <text:p>88,4%</text:p>
          </table:table-cell>
          <table:table-cell office:value-type="float" office:value="1824054" table:style-name="ce46">
            <text:p>1.824.054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1940847090869038" table:style-name="ce47">
            <text:p>91,9%</text:p>
          </table:table-cell>
          <table:table-cell office:value-type="percentage" office:value="0.82145945244863328" table:style-name="ce47">
            <text:p>82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06" table:style-name="ce46">
            <text:p>2.406</text:p>
          </table:table-cell>
          <table:table-cell office:value-type="percentage" office:value="0.92360844529750474" table:style-name="ce47">
            <text:p>92,4%</text:p>
          </table:table-cell>
          <table:table-cell office:value-type="float" office:value="3901" table:style-name="ce46">
            <text:p>3.901</text:p>
          </table:table-cell>
          <table:table-cell office:value-type="percentage" office:value="0.90342751273737842" table:style-name="ce47">
            <text:p>90,3%</text:p>
          </table:table-cell>
          <table:table-cell office:value-type="float" office:value="7677" table:style-name="ce46">
            <text:p>7.677</text:p>
          </table:table-cell>
          <table:table-cell office:value-type="percentage" office:value="0.97709049255441005" table:style-name="ce47">
            <text:p>97,7%</text:p>
          </table:table-cell>
          <table:table-cell office:value-type="float" office:value="10622" table:style-name="ce46">
            <text:p>10.622</text:p>
          </table:table-cell>
          <table:table-cell office:value-type="percentage" office:value="0.91917618553132574" table:style-name="ce47">
            <text:p>91,9%</text:p>
          </table:table-cell>
          <table:table-cell office:value-type="float" office:value="11221" table:style-name="ce46">
            <text:p>11.221</text:p>
          </table:table-cell>
          <table:table-cell office:value-type="percentage" office:value="0.88759689922480622" table:style-name="ce47">
            <text:p>88,8%</text:p>
          </table:table-cell>
          <table:table-cell office:value-type="float" office:value="9348" table:style-name="ce46">
            <text:p>9.348</text:p>
          </table:table-cell>
          <table:table-cell office:value-type="percentage" office:value="0.78594249201277955" table:style-name="ce47">
            <text:p>78,6%</text:p>
          </table:table-cell>
          <table:table-cell office:value-type="float" office:value="9370" table:style-name="ce46">
            <text:p>9.370</text:p>
          </table:table-cell>
          <table:table-cell office:value-type="percentage" office:value="0.85438132579556847" table:style-name="ce47">
            <text:p>85,4%</text:p>
          </table:table-cell>
          <table:table-cell office:value-type="float" office:value="8679" table:style-name="ce46">
            <text:p>8.679</text:p>
          </table:table-cell>
          <table:table-cell office:value-type="percentage" office:value="0.95101906640368183" table:style-name="ce47">
            <text:p>95,1%</text:p>
          </table:table-cell>
          <table:table-cell office:value-type="float" office:value="63224" table:style-name="ce46">
            <text:p>63.224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9091805819770309" table:style-name="ce47">
            <text:p>89,1%</text:p>
          </table:table-cell>
          <table:table-cell office:value-type="percentage" office:value="0.75086102467874871" table:style-name="ce47">
            <text:p>75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20" table:style-name="ce46">
            <text:p>2.020</text:p>
          </table:table-cell>
          <table:table-cell office:value-type="percentage" office:value="0.85994040017028528" table:style-name="ce47">
            <text:p>86,0%</text:p>
          </table:table-cell>
          <table:table-cell office:value-type="float" office:value="3332" table:style-name="ce46">
            <text:p>3.332</text:p>
          </table:table-cell>
          <table:table-cell office:value-type="percentage" office:value="0.88900747065101382" table:style-name="ce47">
            <text:p>88,9%</text:p>
          </table:table-cell>
          <table:table-cell office:value-type="float" office:value="7206" table:style-name="ce46">
            <text:p>7.206</text:p>
          </table:table-cell>
          <table:table-cell office:value-type="percentage" office:value="0.92065925642008428" table:style-name="ce47">
            <text:p>92,1%</text:p>
          </table:table-cell>
          <table:table-cell office:value-type="float" office:value="9751" table:style-name="ce46">
            <text:p>9.751</text:p>
          </table:table-cell>
          <table:table-cell office:value-type="percentage" office:value="0.86299672537392691" table:style-name="ce47">
            <text:p>86,3%</text:p>
          </table:table-cell>
          <table:table-cell office:value-type="float" office:value="10157" table:style-name="ce46">
            <text:p>10.157</text:p>
          </table:table-cell>
          <table:table-cell office:value-type="percentage" office:value="0.84627562072987839" table:style-name="ce47">
            <text:p>84,6%</text:p>
          </table:table-cell>
          <table:table-cell office:value-type="float" office:value="8775" table:style-name="ce46">
            <text:p>8.775</text:p>
          </table:table-cell>
          <table:table-cell office:value-type="percentage" office:value="0.72323415478447206" table:style-name="ce47">
            <text:p>72,3%</text:p>
          </table:table-cell>
          <table:table-cell office:value-type="float" office:value="9035" table:style-name="ce46">
            <text:p>9.035</text:p>
          </table:table-cell>
          <table:table-cell office:value-type="percentage" office:value="0.75323051271363073" table:style-name="ce47">
            <text:p>75,3%</text:p>
          </table:table-cell>
          <table:table-cell office:value-type="float" office:value="8210" table:style-name="ce46">
            <text:p>8.210</text:p>
          </table:table-cell>
          <table:table-cell office:value-type="percentage" office:value="0.85753081261750574" table:style-name="ce47">
            <text:p>85,8%</text:p>
          </table:table-cell>
          <table:table-cell office:value-type="float" office:value="58486" table:style-name="ce46">
            <text:p>58.486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2459430118290633" table:style-name="ce47">
            <text:p>82,5%</text:p>
          </table:table-cell>
          <table:table-cell office:value-type="percentage" office:value="0.67166613073636827" table:style-name="ce47">
            <text:p>67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77" table:style-name="ce46">
            <text:p>3.677</text:p>
          </table:table-cell>
          <table:table-cell office:value-type="string" table:style-name="ce47">
            <text:p>-</text:p>
          </table:table-cell>
          <table:table-cell office:value-type="float" office:value="9772" table:style-name="ce46">
            <text:p>9.772</text:p>
          </table:table-cell>
          <table:table-cell office:value-type="string" table:style-name="ce47">
            <text:p>-</text:p>
          </table:table-cell>
          <table:table-cell office:value-type="float" office:value="22793" table:style-name="ce46">
            <text:p>22.793</text:p>
          </table:table-cell>
          <table:table-cell office:value-type="string" table:style-name="ce47">
            <text:p>-</text:p>
          </table:table-cell>
          <table:table-cell office:value-type="float" office:value="32846" table:style-name="ce46">
            <text:p>32.846</text:p>
          </table:table-cell>
          <table:table-cell office:value-type="string" table:style-name="ce47">
            <text:p>-</text:p>
          </table:table-cell>
          <table:table-cell office:value-type="float" office:value="24892" table:style-name="ce46">
            <text:p>24.892</text:p>
          </table:table-cell>
          <table:table-cell office:value-type="string" table:style-name="ce47">
            <text:p>-</text:p>
          </table:table-cell>
          <table:table-cell office:value-type="float" office:value="1204" table:style-name="ce46">
            <text:p>1.204</text:p>
          </table:table-cell>
          <table:table-cell office:value-type="string" table:style-name="ce47">
            <text:p>-</text:p>
          </table:table-cell>
          <table:table-cell office:value-type="float" office:value="95236" table:style-name="ce46">
            <text:p>95.236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29" table:style-name="ce49">
            <text:p>29</text:p>
          </table:table-cell>
          <table:table-cell office:value-type="string" table:style-name="ce50">
            <text:p>-</text:p>
          </table:table-cell>
          <table:table-cell office:value-type="float" office:value="43" table:style-name="ce49">
            <text:p>43</text:p>
          </table:table-cell>
          <table:table-cell office:value-type="string" table:style-name="ce50">
            <text:p>-</text:p>
          </table:table-cell>
          <table:table-cell office:value-type="float" office:value="250" table:style-name="ce49">
            <text:p>250</text:p>
          </table:table-cell>
          <table:table-cell office:value-type="string" table:style-name="ce50">
            <text:p>-</text:p>
          </table:table-cell>
          <table:table-cell office:value-type="float" office:value="747" table:style-name="ce49">
            <text:p>747</text:p>
          </table:table-cell>
          <table:table-cell office:value-type="string" table:style-name="ce50">
            <text:p>-</text:p>
          </table:table-cell>
          <table:table-cell office:value-type="float" office:value="1451" table:style-name="ce49">
            <text:p>1.451</text:p>
          </table:table-cell>
          <table:table-cell office:value-type="string" table:style-name="ce50">
            <text:p>-</text:p>
          </table:table-cell>
          <table:table-cell office:value-type="float" office:value="1718" table:style-name="ce49">
            <text:p>1.718</text:p>
          </table:table-cell>
          <table:table-cell office:value-type="string" table:style-name="ce50">
            <text:p>-</text:p>
          </table:table-cell>
          <table:table-cell office:value-type="float" office:value="1415" table:style-name="ce49">
            <text:p>1.415</text:p>
          </table:table-cell>
          <table:table-cell office:value-type="string" table:style-name="ce50">
            <text:p>-</text:p>
          </table:table-cell>
          <table:table-cell office:value-type="float" office:value="181" table:style-name="ce49">
            <text:p>181</text:p>
          </table:table-cell>
          <table:table-cell office:value-type="string" table:style-name="ce50">
            <text:p>-</text:p>
          </table:table-cell>
          <table:table-cell office:value-type="float" office:value="5834" table:style-name="ce49">
            <text:p>5.834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41122" table:style-name="ce53">
            <text:p>2.941.122</text:p>
          </table:table-cell>
          <table:table-cell office:value-type="percentage" office:value="1" table:style-name="ce54">
            <text:p>100,0%</text:p>
          </table:table-cell>
          <table:table-cell office:value-type="float" office:value="3948629" table:style-name="ce53">
            <text:p>3.948.629</text:p>
          </table:table-cell>
          <table:table-cell office:value-type="percentage" office:value="0.99711720447621177" table:style-name="ce54">
            <text:p>99,7%</text:p>
          </table:table-cell>
          <table:table-cell office:value-type="float" office:value="5291506" table:style-name="ce53">
            <text:p>5.291.506</text:p>
          </table:table-cell>
          <table:table-cell office:value-type="percentage" office:value="0.99147833627444404" table:style-name="ce54">
            <text:p>99,1%</text:p>
          </table:table-cell>
          <table:table-cell office:value-type="float" office:value="6701709" table:style-name="ce53">
            <text:p>6.701.709</text:p>
          </table:table-cell>
          <table:table-cell office:value-type="percentage" office:value="0.95285332388495536" table:style-name="ce54">
            <text:p>95,3%</text:p>
          </table:table-cell>
          <table:table-cell office:value-type="float" office:value="7014095" table:style-name="ce53">
            <text:p>7.014.095</text:p>
          </table:table-cell>
          <table:table-cell office:value-type="percentage" office:value="0.88878975566469076" table:style-name="ce54">
            <text:p>88,9%</text:p>
          </table:table-cell>
          <table:table-cell office:value-type="float" office:value="4958389" table:style-name="ce53">
            <text:p>4.958.389</text:p>
          </table:table-cell>
          <table:table-cell office:value-type="percentage" office:value="0.79583760472637166" table:style-name="ce54">
            <text:p>79,6%</text:p>
          </table:table-cell>
          <table:table-cell office:value-type="float" office:value="4054946" table:style-name="ce53">
            <text:p>4.054.946</text:p>
          </table:table-cell>
          <table:table-cell office:value-type="percentage" office:value="0.82006900401242555" table:style-name="ce54">
            <text:p>82,0%</text:p>
          </table:table-cell>
          <table:table-cell office:value-type="float" office:value="3389362" table:style-name="ce53">
            <text:p>3.389.362</text:p>
          </table:table-cell>
          <table:table-cell office:value-type="percentage" office:value="0.87159570096428463" table:style-name="ce54">
            <text:p>87,2%</text:p>
          </table:table-cell>
          <table:table-cell office:value-type="float" office:value="38299758" table:style-name="ce53">
            <text:p>38.299.758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0930473194963501" table:style-name="ce54">
            <text:p>90,9%</text:p>
          </table:table-cell>
          <table:table-cell office:value-type="percentage" office:value="0.8071468138731922" table:style-name="ce54">
            <text:p>80,7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9349" table:style-name="ce43">
            <text:p>429.349</text:p>
          </table:table-cell>
          <table:table-cell office:value-type="percentage" office:value="1" table:style-name="ce44">
            <text:p>100,0%</text:p>
          </table:table-cell>
          <table:table-cell office:value-type="float" office:value="650353" table:style-name="ce43">
            <text:p>650.353</text:p>
          </table:table-cell>
          <table:table-cell office:value-type="percentage" office:value="0.99995694831183568" table:style-name="ce44">
            <text:p>100,0%</text:p>
          </table:table-cell>
          <table:table-cell office:value-type="float" office:value="923117" table:style-name="ce43">
            <text:p>923.117</text:p>
          </table:table-cell>
          <table:table-cell office:value-type="percentage" office:value="1.0076079493793026" table:style-name="ce44">
            <text:p>100,8%</text:p>
          </table:table-cell>
          <table:table-cell office:value-type="float" office:value="1208925" table:style-name="ce43">
            <text:p>1.208.925</text:p>
          </table:table-cell>
          <table:table-cell office:value-type="percentage" office:value="0.95565607211263681" table:style-name="ce44">
            <text:p>95,6%</text:p>
          </table:table-cell>
          <table:table-cell office:value-type="float" office:value="1242496" table:style-name="ce43">
            <text:p>1.242.496</text:p>
          </table:table-cell>
          <table:table-cell office:value-type="percentage" office:value="0.89703518988328756" table:style-name="ce44">
            <text:p>89,7%</text:p>
          </table:table-cell>
          <table:table-cell office:value-type="float" office:value="915823" table:style-name="ce43">
            <text:p>915.823</text:p>
          </table:table-cell>
          <table:table-cell office:value-type="percentage" office:value="0.80320061882957372" table:style-name="ce44">
            <text:p>80,3%</text:p>
          </table:table-cell>
          <table:table-cell office:value-type="float" office:value="751585" table:style-name="ce43">
            <text:p>751.585</text:p>
          </table:table-cell>
          <table:table-cell office:value-type="percentage" office:value="0.80931157610006543" table:style-name="ce44">
            <text:p>80,9%</text:p>
          </table:table-cell>
          <table:table-cell office:value-type="float" office:value="660456" table:style-name="ce43">
            <text:p>660.456</text:p>
          </table:table-cell>
          <table:table-cell office:value-type="percentage" office:value="0.87720794201674313" table:style-name="ce44">
            <text:p>87,7%</text:p>
          </table:table-cell>
          <table:table-cell office:value-type="float" office:value="6782104" table:style-name="ce43">
            <text:p>6.782.104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1010825989083433" table:style-name="ce44">
            <text:p>91,0%</text:p>
          </table:table-cell>
          <table:table-cell office:value-type="percentage" office:value="0.801249372224482" table:style-name="ce44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111" table:style-name="ce46">
            <text:p>100.111</text:p>
          </table:table-cell>
          <table:table-cell office:value-type="percentage" office:value="1" table:style-name="ce47">
            <text:p>100,0%</text:p>
          </table:table-cell>
          <table:table-cell office:value-type="float" office:value="118699" table:style-name="ce46">
            <text:p>118.699</text:p>
          </table:table-cell>
          <table:table-cell office:value-type="percentage" office:value="0.99784792568618386" table:style-name="ce47">
            <text:p>99,8%</text:p>
          </table:table-cell>
          <table:table-cell office:value-type="float" office:value="152805" table:style-name="ce46">
            <text:p>152.805</text:p>
          </table:table-cell>
          <table:table-cell office:value-type="percentage" office:value="0.97722025747120556" table:style-name="ce47">
            <text:p>97,7%</text:p>
          </table:table-cell>
          <table:table-cell office:value-type="float" office:value="184362" table:style-name="ce46">
            <text:p>184.362</text:p>
          </table:table-cell>
          <table:table-cell office:value-type="percentage" office:value="0.92987199015464073" table:style-name="ce47">
            <text:p>93,0%</text:p>
          </table:table-cell>
          <table:table-cell office:value-type="float" office:value="185999" table:style-name="ce46">
            <text:p>185.999</text:p>
          </table:table-cell>
          <table:table-cell office:value-type="percentage" office:value="0.86534104390466304" table:style-name="ce47">
            <text:p>86,5%</text:p>
          </table:table-cell>
          <table:table-cell office:value-type="float" office:value="123363" table:style-name="ce46">
            <text:p>123.363</text:p>
          </table:table-cell>
          <table:table-cell office:value-type="percentage" office:value="0.7509039114714583" table:style-name="ce47">
            <text:p>75,1%</text:p>
          </table:table-cell>
          <table:table-cell office:value-type="float" office:value="101412" table:style-name="ce46">
            <text:p>101.412</text:p>
          </table:table-cell>
          <table:table-cell office:value-type="percentage" office:value="0.77769342259645247" table:style-name="ce47">
            <text:p>77,8%</text:p>
          </table:table-cell>
          <table:table-cell office:value-type="float" office:value="86207" table:style-name="ce46">
            <text:p>86.207</text:p>
          </table:table-cell>
          <table:table-cell office:value-type="percentage" office:value="0.83607638518461047" table:style-name="ce47">
            <text:p>83,6%</text:p>
          </table:table-cell>
          <table:table-cell office:value-type="float" office:value="1052958" table:style-name="ce46">
            <text:p>1.052.958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884716833708256" table:style-name="ce47">
            <text:p>88,8%</text:p>
          </table:table-cell>
          <table:table-cell office:value-type="percentage" office:value="0.79206042466061533" table:style-name="ce47">
            <text:p>79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195" table:style-name="ce46">
            <text:p>88.195</text:p>
          </table:table-cell>
          <table:table-cell office:value-type="percentage" office:value="1" table:style-name="ce47">
            <text:p>100,0%</text:p>
          </table:table-cell>
          <table:table-cell office:value-type="float" office:value="113956" table:style-name="ce46">
            <text:p>113.956</text:p>
          </table:table-cell>
          <table:table-cell office:value-type="percentage" office:value="1" table:style-name="ce47">
            <text:p>100,0%</text:p>
          </table:table-cell>
          <table:table-cell office:value-type="float" office:value="147473" table:style-name="ce46">
            <text:p>147.473</text:p>
          </table:table-cell>
          <table:table-cell office:value-type="percentage" office:value="0.98543955309651721" table:style-name="ce47">
            <text:p>98,5%</text:p>
          </table:table-cell>
          <table:table-cell office:value-type="float" office:value="152570" table:style-name="ce46">
            <text:p>152.570</text:p>
          </table:table-cell>
          <table:table-cell office:value-type="percentage" office:value="0.93805527375572562" table:style-name="ce47">
            <text:p>93,8%</text:p>
          </table:table-cell>
          <table:table-cell office:value-type="float" office:value="149991" table:style-name="ce46">
            <text:p>149.991</text:p>
          </table:table-cell>
          <table:table-cell office:value-type="percentage" office:value="0.8981873491703245" table:style-name="ce47">
            <text:p>89,8%</text:p>
          </table:table-cell>
          <table:table-cell office:value-type="float" office:value="89715" table:style-name="ce46">
            <text:p>89.715</text:p>
          </table:table-cell>
          <table:table-cell office:value-type="percentage" office:value="0.78387257428943391" table:style-name="ce47">
            <text:p>78,4%</text:p>
          </table:table-cell>
          <table:table-cell office:value-type="float" office:value="65314" table:style-name="ce46">
            <text:p>65.314</text:p>
          </table:table-cell>
          <table:table-cell office:value-type="percentage" office:value="0.82559947415656487" table:style-name="ce47">
            <text:p>82,6%</text:p>
          </table:table-cell>
          <table:table-cell office:value-type="float" office:value="59744" table:style-name="ce46">
            <text:p>59.744</text:p>
          </table:table-cell>
          <table:table-cell office:value-type="percentage" office:value="0.9335" table:style-name="ce47">
            <text:p>93,4%</text:p>
          </table:table-cell>
          <table:table-cell office:value-type="float" office:value="866958" table:style-name="ce46">
            <text:p>866.958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2829311070351328" table:style-name="ce47">
            <text:p>92,8%</text:p>
          </table:table-cell>
          <table:table-cell office:value-type="percentage" office:value="0.85097331720953606" table:style-name="ce47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067" table:style-name="ce46">
            <text:p>51.067</text:p>
          </table:table-cell>
          <table:table-cell office:value-type="percentage" office:value="1" table:style-name="ce47">
            <text:p>100,0%</text:p>
          </table:table-cell>
          <table:table-cell office:value-type="float" office:value="79025" table:style-name="ce46">
            <text:p>79.025</text:p>
          </table:table-cell>
          <table:table-cell office:value-type="percentage" office:value="0.98148194147747037" table:style-name="ce47">
            <text:p>98,1%</text:p>
          </table:table-cell>
          <table:table-cell office:value-type="float" office:value="109720" table:style-name="ce46">
            <text:p>109.720</text:p>
          </table:table-cell>
          <table:table-cell office:value-type="percentage" office:value="0.935929916148459" table:style-name="ce47">
            <text:p>93,6%</text:p>
          </table:table-cell>
          <table:table-cell office:value-type="float" office:value="149310" table:style-name="ce46">
            <text:p>149.310</text:p>
          </table:table-cell>
          <table:table-cell office:value-type="percentage" office:value="0.90055911747498452" table:style-name="ce47">
            <text:p>90,1%</text:p>
          </table:table-cell>
          <table:table-cell office:value-type="float" office:value="166467" table:style-name="ce46">
            <text:p>166.467</text:p>
          </table:table-cell>
          <table:table-cell office:value-type="percentage" office:value="0.80741807810953958" table:style-name="ce47">
            <text:p>80,7%</text:p>
          </table:table-cell>
          <table:table-cell office:value-type="float" office:value="125168" table:style-name="ce46">
            <text:p>125.168</text:p>
          </table:table-cell>
          <table:table-cell office:value-type="percentage" office:value="0.68703035891693698" table:style-name="ce47">
            <text:p>68,7%</text:p>
          </table:table-cell>
          <table:table-cell office:value-type="float" office:value="95459" table:style-name="ce46">
            <text:p>95.459</text:p>
          </table:table-cell>
          <table:table-cell office:value-type="percentage" office:value="0.69202273419263172" table:style-name="ce47">
            <text:p>69,2%</text:p>
          </table:table-cell>
          <table:table-cell office:value-type="float" office:value="73853" table:style-name="ce46">
            <text:p>73.853</text:p>
          </table:table-cell>
          <table:table-cell office:value-type="percentage" office:value="0.77349183074989525" table:style-name="ce47">
            <text:p>77,3%</text:p>
          </table:table-cell>
          <table:table-cell office:value-type="float" office:value="850069" table:style-name="ce46">
            <text:p>850.069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2142826082965248" table:style-name="ce47">
            <text:p>82,1%</text:p>
          </table:table-cell>
          <table:table-cell office:value-type="percentage" office:value="0.72559778002173203" table:style-name="ce47">
            <text:p>72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092" table:style-name="ce46">
            <text:p>92.092</text:p>
          </table:table-cell>
          <table:table-cell office:value-type="percentage" office:value="1" table:style-name="ce47">
            <text:p>100,0%</text:p>
          </table:table-cell>
          <table:table-cell office:value-type="float" office:value="150476" table:style-name="ce46">
            <text:p>150.476</text:p>
          </table:table-cell>
          <table:table-cell office:value-type="percentage" office:value="0.97375931042962249" table:style-name="ce47">
            <text:p>97,4%</text:p>
          </table:table-cell>
          <table:table-cell office:value-type="float" office:value="221413" table:style-name="ce46">
            <text:p>221.413</text:p>
          </table:table-cell>
          <table:table-cell office:value-type="percentage" office:value="0.94181426845660421" table:style-name="ce47">
            <text:p>94,2%</text:p>
          </table:table-cell>
          <table:table-cell office:value-type="float" office:value="319030" table:style-name="ce46">
            <text:p>319.030</text:p>
          </table:table-cell>
          <table:table-cell office:value-type="percentage" office:value="0.91018281827726299" table:style-name="ce47">
            <text:p>91,0%</text:p>
          </table:table-cell>
          <table:table-cell office:value-type="float" office:value="314932" table:style-name="ce46">
            <text:p>314.932</text:p>
          </table:table-cell>
          <table:table-cell office:value-type="percentage" office:value="0.8118394324661532" table:style-name="ce47">
            <text:p>81,2%</text:p>
          </table:table-cell>
          <table:table-cell office:value-type="float" office:value="224068" table:style-name="ce46">
            <text:p>224.068</text:p>
          </table:table-cell>
          <table:table-cell office:value-type="percentage" office:value="0.72062881511832089" table:style-name="ce47">
            <text:p>72,1%</text:p>
          </table:table-cell>
          <table:table-cell office:value-type="float" office:value="180485" table:style-name="ce46">
            <text:p>180.485</text:p>
          </table:table-cell>
          <table:table-cell office:value-type="percentage" office:value="0.71692724470502245" table:style-name="ce47">
            <text:p>71,7%</text:p>
          </table:table-cell>
          <table:table-cell office:value-type="float" office:value="146745" table:style-name="ce46">
            <text:p>146.745</text:p>
          </table:table-cell>
          <table:table-cell office:value-type="percentage" office:value="0.81617045890643336" table:style-name="ce47">
            <text:p>81,6%</text:p>
          </table:table-cell>
          <table:table-cell office:value-type="float" office:value="1649241" table:style-name="ce46">
            <text:p>1.649.241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4111733427717827" table:style-name="ce47">
            <text:p>84,1%</text:p>
          </table:table-cell>
          <table:table-cell office:value-type="percentage" office:value="0.75793997294057958" table:style-name="ce47">
            <text:p>75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046" table:style-name="ce46">
            <text:p>42.046</text:p>
          </table:table-cell>
          <table:table-cell office:value-type="percentage" office:value="1" table:style-name="ce47">
            <text:p>100,0%</text:p>
          </table:table-cell>
          <table:table-cell office:value-type="float" office:value="55846" table:style-name="ce46">
            <text:p>55.846</text:p>
          </table:table-cell>
          <table:table-cell office:value-type="percentage" office:value="1" table:style-name="ce47">
            <text:p>100,0%</text:p>
          </table:table-cell>
          <table:table-cell office:value-type="float" office:value="76418" table:style-name="ce46">
            <text:p>76.418</text:p>
          </table:table-cell>
          <table:table-cell office:value-type="percentage" office:value="0.98801473915573079" table:style-name="ce47">
            <text:p>98,8%</text:p>
          </table:table-cell>
          <table:table-cell office:value-type="float" office:value="83850" table:style-name="ce46">
            <text:p>83.850</text:p>
          </table:table-cell>
          <table:table-cell office:value-type="percentage" office:value="0.93203948245965051" table:style-name="ce47">
            <text:p>93,2%</text:p>
          </table:table-cell>
          <table:table-cell office:value-type="float" office:value="87076" table:style-name="ce46">
            <text:p>87.076</text:p>
          </table:table-cell>
          <table:table-cell office:value-type="percentage" office:value="0.89062995427998648" table:style-name="ce47">
            <text:p>89,1%</text:p>
          </table:table-cell>
          <table:table-cell office:value-type="float" office:value="54350" table:style-name="ce46">
            <text:p>54.350</text:p>
          </table:table-cell>
          <table:table-cell office:value-type="percentage" office:value="0.77121734565010713" table:style-name="ce47">
            <text:p>77,1%</text:p>
          </table:table-cell>
          <table:table-cell office:value-type="float" office:value="40719" table:style-name="ce46">
            <text:p>40.719</text:p>
          </table:table-cell>
          <table:table-cell office:value-type="percentage" office:value="0.80623700623700623" table:style-name="ce47">
            <text:p>80,6%</text:p>
          </table:table-cell>
          <table:table-cell office:value-type="float" office:value="39130" table:style-name="ce46">
            <text:p>39.130</text:p>
          </table:table-cell>
          <table:table-cell office:value-type="percentage" office:value="0.89006664695311966" table:style-name="ce47">
            <text:p>89,0%</text:p>
          </table:table-cell>
          <table:table-cell office:value-type="float" office:value="479435" table:style-name="ce46">
            <text:p>479.435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1473059010506996" table:style-name="ce47">
            <text:p>91,5%</text:p>
          </table:table-cell>
          <table:table-cell office:value-type="percentage" office:value="0.822492515933128" table:style-name="ce47">
            <text:p>82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341" table:style-name="ce46">
            <text:p>227.341</text:p>
          </table:table-cell>
          <table:table-cell office:value-type="percentage" office:value="1" table:style-name="ce47">
            <text:p>100,0%</text:p>
          </table:table-cell>
          <table:table-cell office:value-type="float" office:value="249556" table:style-name="ce46">
            <text:p>249.556</text:p>
          </table:table-cell>
          <table:table-cell office:value-type="percentage" office:value="1" table:style-name="ce47">
            <text:p>100,0%</text:p>
          </table:table-cell>
          <table:table-cell office:value-type="float" office:value="318656" table:style-name="ce46">
            <text:p>318.656</text:p>
          </table:table-cell>
          <table:table-cell office:value-type="percentage" office:value="1.0002542572392685" table:style-name="ce47">
            <text:p>100,0%</text:p>
          </table:table-cell>
          <table:table-cell office:value-type="float" office:value="349700" table:style-name="ce46">
            <text:p>349.700</text:p>
          </table:table-cell>
          <table:table-cell office:value-type="percentage" office:value="0.9174263789597954" table:style-name="ce47">
            <text:p>91,7%</text:p>
          </table:table-cell>
          <table:table-cell office:value-type="float" office:value="317069" table:style-name="ce46">
            <text:p>317.069</text:p>
          </table:table-cell>
          <table:table-cell office:value-type="percentage" office:value="0.87273502979590156" table:style-name="ce47">
            <text:p>87,3%</text:p>
          </table:table-cell>
          <table:table-cell office:value-type="float" office:value="208436" table:style-name="ce46">
            <text:p>208.436</text:p>
          </table:table-cell>
          <table:table-cell office:value-type="percentage" office:value="0.77837652128775914" table:style-name="ce47">
            <text:p>77,8%</text:p>
          </table:table-cell>
          <table:table-cell office:value-type="float" office:value="168503" table:style-name="ce46">
            <text:p>168.503</text:p>
          </table:table-cell>
          <table:table-cell office:value-type="percentage" office:value="0.79856970891822976" table:style-name="ce47">
            <text:p>79,9%</text:p>
          </table:table-cell>
          <table:table-cell office:value-type="float" office:value="136825" table:style-name="ce46">
            <text:p>136.825</text:p>
          </table:table-cell>
          <table:table-cell office:value-type="percentage" office:value="0.82752718607492348" table:style-name="ce47">
            <text:p>82,8%</text:p>
          </table:table-cell>
          <table:table-cell office:value-type="float" office:value="1976086" table:style-name="ce46">
            <text:p>1.976.086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0802218308257354" table:style-name="ce47">
            <text:p>90,8%</text:p>
          </table:table-cell>
          <table:table-cell office:value-type="percentage" office:value="0.82511635053893284" table:style-name="ce47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6744" table:style-name="ce46">
            <text:p>136.744</text:p>
          </table:table-cell>
          <table:table-cell office:value-type="percentage" office:value="1" table:style-name="ce47">
            <text:p>100,0%</text:p>
          </table:table-cell>
          <table:table-cell office:value-type="float" office:value="157522" table:style-name="ce46">
            <text:p>157.522</text:p>
          </table:table-cell>
          <table:table-cell office:value-type="percentage" office:value="0.99007548664056166" table:style-name="ce47">
            <text:p>99,0%</text:p>
          </table:table-cell>
          <table:table-cell office:value-type="float" office:value="217249" table:style-name="ce46">
            <text:p>217.249</text:p>
          </table:table-cell>
          <table:table-cell office:value-type="percentage" office:value="0.99452949039570782" table:style-name="ce47">
            <text:p>99,5%</text:p>
          </table:table-cell>
          <table:table-cell office:value-type="float" office:value="277955" table:style-name="ce46">
            <text:p>277.955</text:p>
          </table:table-cell>
          <table:table-cell office:value-type="percentage" office:value="0.90398337442028376" table:style-name="ce47">
            <text:p>90,4%</text:p>
          </table:table-cell>
          <table:table-cell office:value-type="float" office:value="276726" table:style-name="ce46">
            <text:p>276.726</text:p>
          </table:table-cell>
          <table:table-cell office:value-type="percentage" office:value="0.83702908304472101" table:style-name="ce47">
            <text:p>83,7%</text:p>
          </table:table-cell>
          <table:table-cell office:value-type="float" office:value="196191" table:style-name="ce46">
            <text:p>196.191</text:p>
          </table:table-cell>
          <table:table-cell office:value-type="percentage" office:value="0.7378347580490483" table:style-name="ce47">
            <text:p>73,8%</text:p>
          </table:table-cell>
          <table:table-cell office:value-type="float" office:value="163511" table:style-name="ce46">
            <text:p>163.511</text:p>
          </table:table-cell>
          <table:table-cell office:value-type="percentage" office:value="0.7497443704175818" table:style-name="ce47">
            <text:p>75,0%</text:p>
          </table:table-cell>
          <table:table-cell office:value-type="float" office:value="144025" table:style-name="ce46">
            <text:p>144.025</text:p>
          </table:table-cell>
          <table:table-cell office:value-type="percentage" office:value="0.8278631044076058" table:style-name="ce47">
            <text:p>82,8%</text:p>
          </table:table-cell>
          <table:table-cell office:value-type="float" office:value="1569923" table:style-name="ce46">
            <text:p>1.569.923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6794387831825137" table:style-name="ce47">
            <text:p>86,8%</text:p>
          </table:table-cell>
          <table:table-cell office:value-type="percentage" office:value="0.76760555460754609" table:style-name="ce47">
            <text:p>76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3657" table:style-name="ce46">
            <text:p>453.657</text:p>
          </table:table-cell>
          <table:table-cell office:value-type="percentage" office:value="1" table:style-name="ce47">
            <text:p>100,0%</text:p>
          </table:table-cell>
          <table:table-cell office:value-type="float" office:value="615034" table:style-name="ce46">
            <text:p>615.034</text:p>
          </table:table-cell>
          <table:table-cell office:value-type="percentage" office:value="0.96811230111507784" table:style-name="ce47">
            <text:p>96,8%</text:p>
          </table:table-cell>
          <table:table-cell office:value-type="float" office:value="789575" table:style-name="ce46">
            <text:p>789.575</text:p>
          </table:table-cell>
          <table:table-cell office:value-type="percentage" office:value="0.9426815698485167" table:style-name="ce47">
            <text:p>94,3%</text:p>
          </table:table-cell>
          <table:table-cell office:value-type="float" office:value="1017977" table:style-name="ce46">
            <text:p>1.017.977</text:p>
          </table:table-cell>
          <table:table-cell office:value-type="percentage" office:value="0.9324012163622708" table:style-name="ce47">
            <text:p>93,2%</text:p>
          </table:table-cell>
          <table:table-cell office:value-type="float" office:value="1117245" table:style-name="ce46">
            <text:p>1.117.245</text:p>
          </table:table-cell>
          <table:table-cell office:value-type="percentage" office:value="0.84848358274698021" table:style-name="ce47">
            <text:p>84,8%</text:p>
          </table:table-cell>
          <table:table-cell office:value-type="float" office:value="764107" table:style-name="ce46">
            <text:p>764.107</text:p>
          </table:table-cell>
          <table:table-cell office:value-type="percentage" office:value="0.73144645298147137" table:style-name="ce47">
            <text:p>73,1%</text:p>
          </table:table-cell>
          <table:table-cell office:value-type="float" office:value="625196" table:style-name="ce46">
            <text:p>625.196</text:p>
          </table:table-cell>
          <table:table-cell office:value-type="percentage" office:value="0.74522579222466578" table:style-name="ce47">
            <text:p>74,5%</text:p>
          </table:table-cell>
          <table:table-cell office:value-type="float" office:value="523440" table:style-name="ce46">
            <text:p>523.440</text:p>
          </table:table-cell>
          <table:table-cell office:value-type="percentage" office:value="0.79772496593849729" table:style-name="ce47">
            <text:p>79,8%</text:p>
          </table:table-cell>
          <table:table-cell office:value-type="float" office:value="5906231" table:style-name="ce46">
            <text:p>5.906.231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5991867054143933" table:style-name="ce47">
            <text:p>86,0%</text:p>
          </table:table-cell>
          <table:table-cell office:value-type="percentage" office:value="0.75910891861542196" table:style-name="ce47">
            <text:p>75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595" table:style-name="ce46">
            <text:p>293.595</text:p>
          </table:table-cell>
          <table:table-cell office:value-type="percentage" office:value="1" table:style-name="ce47">
            <text:p>100,0%</text:p>
          </table:table-cell>
          <table:table-cell office:value-type="float" office:value="432264" table:style-name="ce46">
            <text:p>432.264</text:p>
          </table:table-cell>
          <table:table-cell office:value-type="percentage" office:value="0.98721514997876048" table:style-name="ce47">
            <text:p>98,7%</text:p>
          </table:table-cell>
          <table:table-cell office:value-type="float" office:value="566263" table:style-name="ce46">
            <text:p>566.263</text:p>
          </table:table-cell>
          <table:table-cell office:value-type="percentage" office:value="0.97509160915264981" table:style-name="ce47">
            <text:p>97,5%</text:p>
          </table:table-cell>
          <table:table-cell office:value-type="float" office:value="710688" table:style-name="ce46">
            <text:p>710.688</text:p>
          </table:table-cell>
          <table:table-cell office:value-type="percentage" office:value="0.94464426704096849" table:style-name="ce47">
            <text:p>94,5%</text:p>
          </table:table-cell>
          <table:table-cell office:value-type="float" office:value="746845" table:style-name="ce46">
            <text:p>746.845</text:p>
          </table:table-cell>
          <table:table-cell office:value-type="percentage" office:value="0.87700272901919707" table:style-name="ce47">
            <text:p>87,7%</text:p>
          </table:table-cell>
          <table:table-cell office:value-type="float" office:value="501641" table:style-name="ce46">
            <text:p>501.641</text:p>
          </table:table-cell>
          <table:table-cell office:value-type="percentage" office:value="0.77323166229678508" table:style-name="ce47">
            <text:p>77,3%</text:p>
          </table:table-cell>
          <table:table-cell office:value-type="float" office:value="414913" table:style-name="ce46">
            <text:p>414.913</text:p>
          </table:table-cell>
          <table:table-cell office:value-type="percentage" office:value="0.80389866040462987" table:style-name="ce47">
            <text:p>80,4%</text:p>
          </table:table-cell>
          <table:table-cell office:value-type="float" office:value="363695" table:style-name="ce46">
            <text:p>363.695</text:p>
          </table:table-cell>
          <table:table-cell office:value-type="percentage" office:value="0.85669833298392817" table:style-name="ce47">
            <text:p>85,7%</text:p>
          </table:table-cell>
          <table:table-cell office:value-type="float" office:value="4029904" table:style-name="ce46">
            <text:p>4.029.904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89783687452642436" table:style-name="ce47">
            <text:p>89,8%</text:p>
          </table:table-cell>
          <table:table-cell office:value-type="percentage" office:value="0.79684056066483788" table:style-name="ce47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541" table:style-name="ce46">
            <text:p>77.541</text:p>
          </table:table-cell>
          <table:table-cell office:value-type="percentage" office:value="1" table:style-name="ce47">
            <text:p>100,0%</text:p>
          </table:table-cell>
          <table:table-cell office:value-type="float" office:value="95539" table:style-name="ce46">
            <text:p>95.539</text:p>
          </table:table-cell>
          <table:table-cell office:value-type="percentage" office:value="1" table:style-name="ce47">
            <text:p>100,0%</text:p>
          </table:table-cell>
          <table:table-cell office:value-type="float" office:value="131789" table:style-name="ce46">
            <text:p>131.789</text:p>
          </table:table-cell>
          <table:table-cell office:value-type="percentage" office:value="1.0518128925672603" table:style-name="ce47">
            <text:p>105,2%</text:p>
          </table:table-cell>
          <table:table-cell office:value-type="float" office:value="160457" table:style-name="ce46">
            <text:p>160.457</text:p>
          </table:table-cell>
          <table:table-cell office:value-type="percentage" office:value="0.94823775529500753" table:style-name="ce47">
            <text:p>94,8%</text:p>
          </table:table-cell>
          <table:table-cell office:value-type="float" office:value="144680" table:style-name="ce46">
            <text:p>144.680</text:p>
          </table:table-cell>
          <table:table-cell office:value-type="percentage" office:value="0.90711876308826667" table:style-name="ce47">
            <text:p>90,7%</text:p>
          </table:table-cell>
          <table:table-cell office:value-type="float" office:value="111060" table:style-name="ce46">
            <text:p>111.060</text:p>
          </table:table-cell>
          <table:table-cell office:value-type="percentage" office:value="0.83204099521273012" table:style-name="ce47">
            <text:p>83,2%</text:p>
          </table:table-cell>
          <table:table-cell office:value-type="float" office:value="90983" table:style-name="ce46">
            <text:p>90.983</text:p>
          </table:table-cell>
          <table:table-cell office:value-type="percentage" office:value="0.80288563360395337" table:style-name="ce47">
            <text:p>80,3%</text:p>
          </table:table-cell>
          <table:table-cell office:value-type="float" office:value="75367" table:style-name="ce46">
            <text:p>75.367</text:p>
          </table:table-cell>
          <table:table-cell office:value-type="percentage" office:value="0.88928613569321535" table:style-name="ce47">
            <text:p>88,9%</text:p>
          </table:table-cell>
          <table:table-cell office:value-type="float" office:value="887416" table:style-name="ce46">
            <text:p>887.416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3075473261474018" table:style-name="ce47">
            <text:p>93,1%</text:p>
          </table:table-cell>
          <table:table-cell office:value-type="percentage" office:value="0.83404778441841865" table:style-name="ce47">
            <text:p>83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0869" table:style-name="ce46">
            <text:p>240.869</text:p>
          </table:table-cell>
          <table:table-cell office:value-type="percentage" office:value="1" table:style-name="ce47">
            <text:p>100,0%</text:p>
          </table:table-cell>
          <table:table-cell office:value-type="float" office:value="290284" table:style-name="ce46">
            <text:p>290.284</text:p>
          </table:table-cell>
          <table:table-cell office:value-type="percentage" office:value="1" table:style-name="ce47">
            <text:p>100,0%</text:p>
          </table:table-cell>
          <table:table-cell office:value-type="float" office:value="345377" table:style-name="ce46">
            <text:p>345.377</text:p>
          </table:table-cell>
          <table:table-cell office:value-type="percentage" office:value="0.99553220129883235" table:style-name="ce47">
            <text:p>99,6%</text:p>
          </table:table-cell>
          <table:table-cell office:value-type="float" office:value="389544" table:style-name="ce46">
            <text:p>389.544</text:p>
          </table:table-cell>
          <table:table-cell office:value-type="percentage" office:value="0.95973036963307701" table:style-name="ce47">
            <text:p>96,0%</text:p>
          </table:table-cell>
          <table:table-cell office:value-type="float" office:value="406171" table:style-name="ce46">
            <text:p>406.171</text:p>
          </table:table-cell>
          <table:table-cell office:value-type="percentage" office:value="0.91640739044404484" table:style-name="ce47">
            <text:p>91,6%</text:p>
          </table:table-cell>
          <table:table-cell office:value-type="float" office:value="261224" table:style-name="ce46">
            <text:p>261.224</text:p>
          </table:table-cell>
          <table:table-cell office:value-type="percentage" office:value="0.80772275268391625" table:style-name="ce47">
            <text:p>80,8%</text:p>
          </table:table-cell>
          <table:table-cell office:value-type="float" office:value="195572" table:style-name="ce46">
            <text:p>195.572</text:p>
          </table:table-cell>
          <table:table-cell office:value-type="percentage" office:value="0.84670167676129204" table:style-name="ce47">
            <text:p>84,7%</text:p>
          </table:table-cell>
          <table:table-cell office:value-type="float" office:value="166893" table:style-name="ce46">
            <text:p>166.893</text:p>
          </table:table-cell>
          <table:table-cell office:value-type="percentage" office:value="0.9271472776058709" table:style-name="ce47">
            <text:p>92,7%</text:p>
          </table:table-cell>
          <table:table-cell office:value-type="float" office:value="2295934" table:style-name="ce46">
            <text:p>2.295.934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539898398735055" table:style-name="ce47">
            <text:p>93,5%</text:p>
          </table:table-cell>
          <table:table-cell office:value-type="percentage" office:value="0.84977343041854392" table:style-name="ce47">
            <text:p>85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74" table:style-name="ce46">
            <text:p>23.174</text:p>
          </table:table-cell>
          <table:table-cell office:value-type="percentage" office:value="1" table:style-name="ce47">
            <text:p>100,0%</text:p>
          </table:table-cell>
          <table:table-cell office:value-type="float" office:value="28574" table:style-name="ce46">
            <text:p>28.574</text:p>
          </table:table-cell>
          <table:table-cell office:value-type="percentage" office:value="1" table:style-name="ce47">
            <text:p>100,0%</text:p>
          </table:table-cell>
          <table:table-cell office:value-type="float" office:value="37542" table:style-name="ce46">
            <text:p>37.542</text:p>
          </table:table-cell>
          <table:table-cell office:value-type="percentage" office:value="0.99533379288403412" table:style-name="ce47">
            <text:p>99,5%</text:p>
          </table:table-cell>
          <table:table-cell office:value-type="float" office:value="44856" table:style-name="ce46">
            <text:p>44.856</text:p>
          </table:table-cell>
          <table:table-cell office:value-type="percentage" office:value="0.94108761329305135" table:style-name="ce47">
            <text:p>94,1%</text:p>
          </table:table-cell>
          <table:table-cell office:value-type="float" office:value="46960" table:style-name="ce46">
            <text:p>46.960</text:p>
          </table:table-cell>
          <table:table-cell office:value-type="percentage" office:value="0.8869246605095662" table:style-name="ce47">
            <text:p>88,7%</text:p>
          </table:table-cell>
          <table:table-cell office:value-type="float" office:value="30680" table:style-name="ce46">
            <text:p>30.680</text:p>
          </table:table-cell>
          <table:table-cell office:value-type="percentage" office:value="0.78028434090388865" table:style-name="ce47">
            <text:p>78,0%</text:p>
          </table:table-cell>
          <table:table-cell office:value-type="float" office:value="23568" table:style-name="ce46">
            <text:p>23.568</text:p>
          </table:table-cell>
          <table:table-cell office:value-type="percentage" office:value="0.77378685402849823" table:style-name="ce47">
            <text:p>77,4%</text:p>
          </table:table-cell>
          <table:table-cell office:value-type="float" office:value="21562" table:style-name="ce46">
            <text:p>21.562</text:p>
          </table:table-cell>
          <table:table-cell office:value-type="percentage" office:value="0.84450885163716116" table:style-name="ce47">
            <text:p>84,5%</text:p>
          </table:table-cell>
          <table:table-cell office:value-type="float" office:value="256916" table:style-name="ce46">
            <text:p>256.916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0472937282107269" table:style-name="ce47">
            <text:p>90,5%</text:p>
          </table:table-cell>
          <table:table-cell office:value-type="percentage" office:value="0.80307832730046202" table:style-name="ce47">
            <text:p>80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1615" table:style-name="ce46">
            <text:p>371.615</text:p>
          </table:table-cell>
          <table:table-cell office:value-type="percentage" office:value="1" table:style-name="ce47">
            <text:p>100,0%</text:p>
          </table:table-cell>
          <table:table-cell office:value-type="float" office:value="509850" table:style-name="ce46">
            <text:p>509.850</text:p>
          </table:table-cell>
          <table:table-cell office:value-type="percentage" office:value="0.96914733662686925" table:style-name="ce47">
            <text:p>96,9%</text:p>
          </table:table-cell>
          <table:table-cell office:value-type="float" office:value="678248" table:style-name="ce46">
            <text:p>678.248</text:p>
          </table:table-cell>
          <table:table-cell office:value-type="percentage" office:value="0.96434781743238884" table:style-name="ce47">
            <text:p>96,4%</text:p>
          </table:table-cell>
          <table:table-cell office:value-type="float" office:value="936751" table:style-name="ce46">
            <text:p>936.751</text:p>
          </table:table-cell>
          <table:table-cell office:value-type="percentage" office:value="0.96295987902749125" table:style-name="ce47">
            <text:p>96,3%</text:p>
          </table:table-cell>
          <table:table-cell office:value-type="float" office:value="1019713" table:style-name="ce46">
            <text:p>1.019.713</text:p>
          </table:table-cell>
          <table:table-cell office:value-type="percentage" office:value="0.87456120263711534" table:style-name="ce47">
            <text:p>87,5%</text:p>
          </table:table-cell>
          <table:table-cell office:value-type="float" office:value="733294" table:style-name="ce46">
            <text:p>733.294</text:p>
          </table:table-cell>
          <table:table-cell office:value-type="percentage" office:value="0.77218103702455665" table:style-name="ce47">
            <text:p>77,2%</text:p>
          </table:table-cell>
          <table:table-cell office:value-type="float" office:value="585665" table:style-name="ce46">
            <text:p>585.665</text:p>
          </table:table-cell>
          <table:table-cell office:value-type="percentage" office:value="0.78880096972962055" table:style-name="ce47">
            <text:p>78,9%</text:p>
          </table:table-cell>
          <table:table-cell office:value-type="float" office:value="448498" table:style-name="ce46">
            <text:p>448.498</text:p>
          </table:table-cell>
          <table:table-cell office:value-type="percentage" office:value="0.81023300851606561" table:style-name="ce47">
            <text:p>81,0%</text:p>
          </table:table-cell>
          <table:table-cell office:value-type="float" office:value="5283634" table:style-name="ce46">
            <text:p>5.283.634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8385575157449803" table:style-name="ce47">
            <text:p>88,4%</text:p>
          </table:table-cell>
          <table:table-cell office:value-type="percentage" office:value="0.7793099237037544" table:style-name="ce47">
            <text:p>77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244" table:style-name="ce46">
            <text:p>73.244</text:p>
          </table:table-cell>
          <table:table-cell office:value-type="percentage" office:value="1" table:style-name="ce47">
            <text:p>100,0%</text:p>
          </table:table-cell>
          <table:table-cell office:value-type="float" office:value="102558" table:style-name="ce46">
            <text:p>102.558</text:p>
          </table:table-cell>
          <table:table-cell office:value-type="percentage" office:value="0.99668607080729643" table:style-name="ce47">
            <text:p>99,7%</text:p>
          </table:table-cell>
          <table:table-cell office:value-type="float" office:value="146076" table:style-name="ce46">
            <text:p>146.076</text:p>
          </table:table-cell>
          <table:table-cell office:value-type="percentage" office:value="0.99432982322390051" table:style-name="ce47">
            <text:p>99,4%</text:p>
          </table:table-cell>
          <table:table-cell office:value-type="float" office:value="205408" table:style-name="ce46">
            <text:p>205.408</text:p>
          </table:table-cell>
          <table:table-cell office:value-type="percentage" office:value="0.96319915969538961" table:style-name="ce47">
            <text:p>96,3%</text:p>
          </table:table-cell>
          <table:table-cell office:value-type="float" office:value="227824" table:style-name="ce46">
            <text:p>227.824</text:p>
          </table:table-cell>
          <table:table-cell office:value-type="percentage" office:value="0.89639081355225314" table:style-name="ce47">
            <text:p>89,6%</text:p>
          </table:table-cell>
          <table:table-cell office:value-type="float" office:value="163037" table:style-name="ce46">
            <text:p>163.037</text:p>
          </table:table-cell>
          <table:table-cell office:value-type="percentage" office:value="0.78007014253383922" table:style-name="ce47">
            <text:p>78,0%</text:p>
          </table:table-cell>
          <table:table-cell office:value-type="float" office:value="136231" table:style-name="ce46">
            <text:p>136.231</text:p>
          </table:table-cell>
          <table:table-cell office:value-type="percentage" office:value="0.79090032975709446" table:style-name="ce47">
            <text:p>79,1%</text:p>
          </table:table-cell>
          <table:table-cell office:value-type="float" office:value="117303" table:style-name="ce46">
            <text:p>117.303</text:p>
          </table:table-cell>
          <table:table-cell office:value-type="percentage" office:value="0.82669457482345976" table:style-name="ce47">
            <text:p>82,7%</text:p>
          </table:table-cell>
          <table:table-cell office:value-type="float" office:value="1171681" table:style-name="ce46">
            <text:p>1.171.681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89431944903471927" table:style-name="ce47">
            <text:p>89,4%</text:p>
          </table:table-cell>
          <table:table-cell office:value-type="percentage" office:value="0.77530535959943125" table:style-name="ce47">
            <text:p>77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41" table:style-name="ce46">
            <text:p>42.141</text:p>
          </table:table-cell>
          <table:table-cell office:value-type="percentage" office:value="1" table:style-name="ce47">
            <text:p>100,0%</text:p>
          </table:table-cell>
          <table:table-cell office:value-type="float" office:value="55773" table:style-name="ce46">
            <text:p>55.773</text:p>
          </table:table-cell>
          <table:table-cell office:value-type="percentage" office:value="0.9996594493834241" table:style-name="ce47">
            <text:p>100,0%</text:p>
          </table:table-cell>
          <table:table-cell office:value-type="float" office:value="71778" table:style-name="ce46">
            <text:p>71.778</text:p>
          </table:table-cell>
          <table:table-cell office:value-type="percentage" office:value="0.97202210064460215" table:style-name="ce47">
            <text:p>97,2%</text:p>
          </table:table-cell>
          <table:table-cell office:value-type="float" office:value="91446" table:style-name="ce46">
            <text:p>91.446</text:p>
          </table:table-cell>
          <table:table-cell office:value-type="percentage" office:value="0.94572569135623719" table:style-name="ce47">
            <text:p>94,6%</text:p>
          </table:table-cell>
          <table:table-cell office:value-type="float" office:value="94749" table:style-name="ce46">
            <text:p>94.749</text:p>
          </table:table-cell>
          <table:table-cell office:value-type="percentage" office:value="0.87728930945723227" table:style-name="ce47">
            <text:p>87,7%</text:p>
          </table:table-cell>
          <table:table-cell office:value-type="float" office:value="63346" table:style-name="ce46">
            <text:p>63.346</text:p>
          </table:table-cell>
          <table:table-cell office:value-type="percentage" office:value="0.77877085356708176" table:style-name="ce47">
            <text:p>77,9%</text:p>
          </table:table-cell>
          <table:table-cell office:value-type="float" office:value="56108" table:style-name="ce46">
            <text:p>56.108</text:p>
          </table:table-cell>
          <table:table-cell office:value-type="percentage" office:value="0.82357949124429375" table:style-name="ce47">
            <text:p>82,4%</text:p>
          </table:table-cell>
          <table:table-cell office:value-type="float" office:value="48771" table:style-name="ce46">
            <text:p>48.771</text:p>
          </table:table-cell>
          <table:table-cell office:value-type="percentage" office:value="0.86491806767397317" table:style-name="ce47">
            <text:p>86,5%</text:p>
          </table:table-cell>
          <table:table-cell office:value-type="float" office:value="524112" table:style-name="ce46">
            <text:p>524.112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153675729417881" table:style-name="ce47">
            <text:p>90,2%</text:p>
          </table:table-cell>
          <table:table-cell office:value-type="percentage" office:value="0.79267147310105768" table:style-name="ce47">
            <text:p>79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1986" table:style-name="ce46">
            <text:p>161.986</text:p>
          </table:table-cell>
          <table:table-cell office:value-type="percentage" office:value="1.0255523899968344" table:style-name="ce47">
            <text:p>102,6%</text:p>
          </table:table-cell>
          <table:table-cell office:value-type="float" office:value="212267" table:style-name="ce46">
            <text:p>212.267</text:p>
          </table:table-cell>
          <table:table-cell office:value-type="percentage" office:value="0.99617985648650043" table:style-name="ce47">
            <text:p>99,6%</text:p>
          </table:table-cell>
          <table:table-cell office:value-type="float" office:value="273651" table:style-name="ce46">
            <text:p>273.651</text:p>
          </table:table-cell>
          <table:table-cell office:value-type="percentage" office:value="0.97690981332933502" table:style-name="ce47">
            <text:p>97,7%</text:p>
          </table:table-cell>
          <table:table-cell office:value-type="float" office:value="321222" table:style-name="ce46">
            <text:p>321.222</text:p>
          </table:table-cell>
          <table:table-cell office:value-type="percentage" office:value="0.94483450351053155" table:style-name="ce47">
            <text:p>94,5%</text:p>
          </table:table-cell>
          <table:table-cell office:value-type="float" office:value="317179" table:style-name="ce46">
            <text:p>317.179</text:p>
          </table:table-cell>
          <table:table-cell office:value-type="percentage" office:value="0.87586328779757716" table:style-name="ce47">
            <text:p>87,6%</text:p>
          </table:table-cell>
          <table:table-cell office:value-type="float" office:value="199540" table:style-name="ce46">
            <text:p>199.540</text:p>
          </table:table-cell>
          <table:table-cell office:value-type="percentage" office:value="0.76586206499502962" table:style-name="ce47">
            <text:p>76,6%</text:p>
          </table:table-cell>
          <table:table-cell office:value-type="float" office:value="161409" table:style-name="ce46">
            <text:p>161.409</text:p>
          </table:table-cell>
          <table:table-cell office:value-type="percentage" office:value="0.80090208103843519" table:style-name="ce47">
            <text:p>80,1%</text:p>
          </table:table-cell>
          <table:table-cell office:value-type="float" office:value="145372" table:style-name="ce46">
            <text:p>145.372</text:p>
          </table:table-cell>
          <table:table-cell office:value-type="percentage" office:value="0.86219944723200836" table:style-name="ce47">
            <text:p>86,2%</text:p>
          </table:table-cell>
          <table:table-cell office:value-type="float" office:value="1792626" table:style-name="ce46">
            <text:p>1.792.626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03567289987666" table:style-name="ce47">
            <text:p>90,4%</text:p>
          </table:table-cell>
          <table:table-cell office:value-type="percentage" office:value="0.80730590892878373" table:style-name="ce47">
            <text:p>80,7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70" table:style-name="ce46">
            <text:p>2.370</text:p>
          </table:table-cell>
          <table:table-cell office:value-type="percentage" office:value="0.90978886756238009" table:style-name="ce47">
            <text:p>91,0%</text:p>
          </table:table-cell>
          <table:table-cell office:value-type="float" office:value="3845" table:style-name="ce46">
            <text:p>3.845</text:p>
          </table:table-cell>
          <table:table-cell office:value-type="percentage" office:value="0.89045854562297355" table:style-name="ce47">
            <text:p>89,0%</text:p>
          </table:table-cell>
          <table:table-cell office:value-type="float" office:value="7531" table:style-name="ce46">
            <text:p>7.531</text:p>
          </table:table-cell>
          <table:table-cell office:value-type="percentage" office:value="0.95850833651520939" table:style-name="ce47">
            <text:p>95,9%</text:p>
          </table:table-cell>
          <table:table-cell office:value-type="float" office:value="10482" table:style-name="ce46">
            <text:p>10.482</text:p>
          </table:table-cell>
          <table:table-cell office:value-type="percentage" office:value="0.90706126687435096" table:style-name="ce47">
            <text:p>90,7%</text:p>
          </table:table-cell>
          <table:table-cell office:value-type="float" office:value="10963" table:style-name="ce46">
            <text:p>10.963</text:p>
          </table:table-cell>
          <table:table-cell office:value-type="percentage" office:value="0.86718873595950008" table:style-name="ce47">
            <text:p>86,7%</text:p>
          </table:table-cell>
          <table:table-cell office:value-type="float" office:value="8927" table:style-name="ce46">
            <text:p>8.927</text:p>
          </table:table-cell>
          <table:table-cell office:value-type="percentage" office:value="0.75054649403060369" table:style-name="ce47">
            <text:p>75,1%</text:p>
          </table:table-cell>
          <table:table-cell office:value-type="float" office:value="8605" table:style-name="ce46">
            <text:p>8.605</text:p>
          </table:table-cell>
          <table:table-cell office:value-type="percentage" office:value="0.78462660709400933" table:style-name="ce47">
            <text:p>78,5%</text:p>
          </table:table-cell>
          <table:table-cell office:value-type="float" office:value="7910" table:style-name="ce46">
            <text:p>7.910</text:p>
          </table:table-cell>
          <table:table-cell office:value-type="percentage" office:value="0.86675432829278987" table:style-name="ce47">
            <text:p>86,7%</text:p>
          </table:table-cell>
          <table:table-cell office:value-type="float" office:value="60633" table:style-name="ce46">
            <text:p>60.633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5440710209258086" table:style-name="ce47">
            <text:p>85,4%</text:p>
          </table:table-cell>
          <table:table-cell office:value-type="percentage" office:value="0.72008978409063917" table:style-name="ce47">
            <text:p>72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1972" table:style-name="ce46">
            <text:p>1.972</text:p>
          </table:table-cell>
          <table:table-cell office:value-type="percentage" office:value="0.83950617283950613" table:style-name="ce47">
            <text:p>84,0%</text:p>
          </table:table-cell>
          <table:table-cell office:value-type="float" office:value="3262" table:style-name="ce46">
            <text:p>3.262</text:p>
          </table:table-cell>
          <table:table-cell office:value-type="percentage" office:value="0.87033084311632869" table:style-name="ce47">
            <text:p>87,0%</text:p>
          </table:table-cell>
          <table:table-cell office:value-type="float" office:value="7055" table:style-name="ce46">
            <text:p>7.055</text:p>
          </table:table-cell>
          <table:table-cell office:value-type="percentage" office:value="0.90136706273157019" table:style-name="ce47">
            <text:p>90,1%</text:p>
          </table:table-cell>
          <table:table-cell office:value-type="float" office:value="9547" table:style-name="ce46">
            <text:p>9.547</text:p>
          </table:table-cell>
          <table:table-cell office:value-type="percentage" office:value="0.84494203026816528" table:style-name="ce47">
            <text:p>84,5%</text:p>
          </table:table-cell>
          <table:table-cell office:value-type="float" office:value="9921" table:style-name="ce46">
            <text:p>9.921</text:p>
          </table:table-cell>
          <table:table-cell office:value-type="percentage" office:value="0.82661223129478423" table:style-name="ce47">
            <text:p>82,7%</text:p>
          </table:table-cell>
          <table:table-cell office:value-type="float" office:value="8416" table:style-name="ce46">
            <text:p>8.416</text:p>
          </table:table-cell>
          <table:table-cell office:value-type="percentage" office:value="0.6936454298195005" table:style-name="ce47">
            <text:p>69,4%</text:p>
          </table:table-cell>
          <table:table-cell office:value-type="float" office:value="8282" table:style-name="ce46">
            <text:p>8.282</text:p>
          </table:table-cell>
          <table:table-cell office:value-type="percentage" office:value="0.69045435598165905" table:style-name="ce47">
            <text:p>69,0%</text:p>
          </table:table-cell>
          <table:table-cell office:value-type="float" office:value="7614" table:style-name="ce46">
            <text:p>7.614</text:p>
          </table:table-cell>
          <table:table-cell office:value-type="percentage" office:value="0.79527888030081473" table:style-name="ce47">
            <text:p>79,5%</text:p>
          </table:table-cell>
          <table:table-cell office:value-type="float" office:value="56069" table:style-name="ce46">
            <text:p>56.069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79051701044736133" table:style-name="ce47">
            <text:p>79,1%</text:p>
          </table:table-cell>
          <table:table-cell office:value-type="percentage" office:value="0.6439087693509119" table:style-name="ce47">
            <text:p>64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style-name="ce46">
            <text:p>23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537" table:style-name="ce46">
            <text:p>3.537</text:p>
          </table:table-cell>
          <table:table-cell office:value-type="string" table:style-name="ce47">
            <text:p>-</text:p>
          </table:table-cell>
          <table:table-cell office:value-type="float" office:value="9179" table:style-name="ce46">
            <text:p>9.179</text:p>
          </table:table-cell>
          <table:table-cell office:value-type="string" table:style-name="ce47">
            <text:p>-</text:p>
          </table:table-cell>
          <table:table-cell office:value-type="float" office:value="21312" table:style-name="ce46">
            <text:p>21.312</text:p>
          </table:table-cell>
          <table:table-cell office:value-type="string" table:style-name="ce47">
            <text:p>-</text:p>
          </table:table-cell>
          <table:table-cell office:value-type="float" office:value="30876" table:style-name="ce46">
            <text:p>30.876</text:p>
          </table:table-cell>
          <table:table-cell office:value-type="string" table:style-name="ce47">
            <text:p>-</text:p>
          </table:table-cell>
          <table:table-cell office:value-type="float" office:value="22948" table:style-name="ce46">
            <text:p>22.948</text:p>
          </table:table-cell>
          <table:table-cell office:value-type="string" table:style-name="ce47">
            <text:p>-</text:p>
          </table:table-cell>
          <table:table-cell office:value-type="float" office:value="1188" table:style-name="ce46">
            <text:p>1.188</text:p>
          </table:table-cell>
          <table:table-cell office:value-type="string" table:style-name="ce47">
            <text:p>-</text:p>
          </table:table-cell>
          <table:table-cell office:value-type="float" office:value="89082" table:style-name="ce46">
            <text:p>89.082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27" table:style-name="ce49">
            <text:p>27</text:p>
          </table:table-cell>
          <table:table-cell office:value-type="string" table:style-name="ce50">
            <text:p>-</text:p>
          </table:table-cell>
          <table:table-cell office:value-type="float" office:value="41" table:style-name="ce49">
            <text:p>41</text:p>
          </table:table-cell>
          <table:table-cell office:value-type="string" table:style-name="ce50">
            <text:p>-</text:p>
          </table:table-cell>
          <table:table-cell office:value-type="float" office:value="231" table:style-name="ce49">
            <text:p>231</text:p>
          </table:table-cell>
          <table:table-cell office:value-type="string" table:style-name="ce50">
            <text:p>-</text:p>
          </table:table-cell>
          <table:table-cell office:value-type="float" office:value="718" table:style-name="ce49">
            <text:p>718</text:p>
          </table:table-cell>
          <table:table-cell office:value-type="string" table:style-name="ce50">
            <text:p>-</text:p>
          </table:table-cell>
          <table:table-cell office:value-type="float" office:value="1389" table:style-name="ce49">
            <text:p>1.389</text:p>
          </table:table-cell>
          <table:table-cell office:value-type="string" table:style-name="ce50">
            <text:p>-</text:p>
          </table:table-cell>
          <table:table-cell office:value-type="float" office:value="1645" table:style-name="ce49">
            <text:p>1.645</text:p>
          </table:table-cell>
          <table:table-cell office:value-type="string" table:style-name="ce50">
            <text:p>-</text:p>
          </table:table-cell>
          <table:table-cell office:value-type="float" office:value="1355" table:style-name="ce49">
            <text:p>1.355</text:p>
          </table:table-cell>
          <table:table-cell office:value-type="string" table:style-name="ce50">
            <text:p>-</text:p>
          </table:table-cell>
          <table:table-cell office:value-type="float" office:value="164" table:style-name="ce49">
            <text:p>164</text:p>
          </table:table-cell>
          <table:table-cell office:value-type="string" table:style-name="ce50">
            <text:p>-</text:p>
          </table:table-cell>
          <table:table-cell office:value-type="float" office:value="5570" table:style-name="ce49">
            <text:p>5.570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09159" table:style-name="ce53">
            <text:p>2.909.159</text:p>
          </table:table-cell>
          <table:table-cell office:value-type="percentage" office:value="1" table:style-name="ce54">
            <text:p>100,0%</text:p>
          </table:table-cell>
          <table:table-cell office:value-type="float" office:value="3924743" table:style-name="ce53">
            <text:p>3.924.743</text:p>
          </table:table-cell>
          <table:table-cell office:value-type="percentage" office:value="0.99108545483700317" table:style-name="ce54">
            <text:p>99,1%</text:p>
          </table:table-cell>
          <table:table-cell office:value-type="float" office:value="5225504" table:style-name="ce53">
            <text:p>5.225.504</text:p>
          </table:table-cell>
          <table:table-cell office:value-type="percentage" office:value="0.97911143105865373" table:style-name="ce54">
            <text:p>97,9%</text:p>
          </table:table-cell>
          <table:table-cell office:value-type="float" office:value="6633977" table:style-name="ce53">
            <text:p>6.633.977</text:p>
          </table:table-cell>
          <table:table-cell office:value-type="percentage" office:value="0.94322314427951803" table:style-name="ce54">
            <text:p>94,3%</text:p>
          </table:table-cell>
          <table:table-cell office:value-type="float" office:value="6905707" table:style-name="ce53">
            <text:p>6.905.707</text:p>
          </table:table-cell>
          <table:table-cell office:value-type="percentage" office:value="0.87505539021384016" table:style-name="ce54">
            <text:p>87,5%</text:p>
          </table:table-cell>
          <table:table-cell office:value-type="float" office:value="4814907" table:style-name="ce53">
            <text:p>4.814.907</text:p>
          </table:table-cell>
          <table:table-cell office:value-type="percentage" office:value="0.77280827580495193" table:style-name="ce54">
            <text:p>77,3%</text:p>
          </table:table-cell>
          <table:table-cell office:value-type="float" office:value="3897823" table:style-name="ce53">
            <text:p>3.897.823</text:p>
          </table:table-cell>
          <table:table-cell office:value-type="percentage" office:value="0.78829257539477093" table:style-name="ce54">
            <text:p>78,8%</text:p>
          </table:table-cell>
          <table:table-cell office:value-type="float" office:value="3274762" table:style-name="ce53">
            <text:p>3.274.762</text:p>
          </table:table-cell>
          <table:table-cell office:value-type="percentage" office:value="0.84212559203803028" table:style-name="ce54">
            <text:p>84,2%</text:p>
          </table:table-cell>
          <table:table-cell office:value-type="float" office:value="37586582" table:style-name="ce53">
            <text:p>37.586.582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9237265860564907" table:style-name="ce54">
            <text:p>89,2%</text:p>
          </table:table-cell>
          <table:table-cell office:value-type="percentage" office:value="0.79211701300262727" table:style-name="ce54">
            <text:p>79,2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1-11-29T15:45:37Z</dc:date>
  </office:meta>
</office:document-meta>
</file>